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Caladea" fo:font-size="12pt" fo:font-weight="normal" fo:background-color="#ffffff" style:font-size-asian="12pt" style:font-size-complex="12pt"/>
    </style:style>
    <style:style style:name="P2" style:family="paragraph" style:parent-style-name="Standard">
      <style:paragraph-properties style:line-height-at-least="0.503cm"/>
      <style:text-properties fo:color="#000000" style:font-name="Caladea" fo:font-size="12pt" fo:background-color="#ffffff" style:font-size-asian="12pt" style:font-size-complex="12pt"/>
    </style:style>
    <style:style style:name="P3" style:family="paragraph" style:parent-style-name="Standard">
      <style:paragraph-properties style:line-height-at-least="0.503cm"/>
      <style:text-properties fo:color="#008000" style:font-name="Caladea" fo:font-size="12pt" fo:font-weight="normal" fo:background-color="#ffffff" style:font-size-asian="12pt" style:font-size-complex="12pt"/>
    </style:style>
    <style:style style:name="P4" style:family="paragraph" style:parent-style-name="Standard">
      <style:paragraph-properties style:line-height-at-least="0.503cm" fo:text-align="center" style:justify-single-word="false"/>
      <style:text-properties fo:color="#008000" style:font-name="Caladea" fo:font-size="24pt" fo:font-weight="normal" officeooo:rsid="00137b09" officeooo:paragraph-rsid="00137b09" fo:background-color="#ffffff" style:font-size-asian="21pt" style:font-size-complex="24pt"/>
    </style:style>
    <style:style style:name="P5" style:family="paragraph" style:parent-style-name="Standard">
      <style:paragraph-properties style:line-height-at-least="0.503cm"/>
      <style:text-properties fo:color="#0000ff" style:font-name="Caladea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style:line-height-at-least="0.503cm"/>
      <style:text-properties style:font-name="Caladea" fo:font-size="12pt" style:font-size-asian="12pt" style:font-size-complex="12pt"/>
    </style:style>
    <style:style style:name="P7" style:family="paragraph" style:parent-style-name="Standard">
      <style:paragraph-properties style:line-height-at-least="0.503cm" fo:text-align="start" style:justify-single-word="false"/>
      <style:text-properties style:font-name="Caladea" fo:font-size="12pt" officeooo:rsid="000d4d4f" officeooo:paragraph-rsid="000d4d4f" style:font-size-asian="12pt" style:font-size-complex="12pt"/>
    </style:style>
    <style:style style:name="P8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Caladea" fo:font-size="12pt" fo:font-weight="normal" fo:background-color="#ffffff" style:font-size-asian="12pt" style:font-size-complex="12pt"/>
    </style:style>
    <style:style style:name="P9" style:family="paragraph" style:parent-style-name="Standard">
      <style:paragraph-properties fo:margin-top="0cm" fo:margin-bottom="0.499cm" loext:contextual-spacing="false" style:line-height-at-least="0.503cm"/>
      <style:text-properties style:font-name="Caladea" fo:font-size="12pt" style:font-size-asian="12pt" style:font-size-complex="12pt"/>
    </style:style>
    <style:style style:name="P10" style:family="paragraph" style:parent-style-name="Standard">
      <style:paragraph-properties style:line-height-at-least="0.503cm"/>
      <style:text-properties style:font-name="Caladea" fo:font-size="12pt" officeooo:rsid="000d4d4f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font-weight="normal"/>
    </style:style>
    <style:style style:name="T3" style:family="text">
      <style:text-properties fo:color="#a31515"/>
    </style:style>
    <style:style style:name="T4" style:family="text">
      <style:text-properties fo:color="#a31515" fo:font-weight="normal"/>
    </style:style>
    <style:style style:name="T5" style:family="text">
      <style:text-properties fo:color="#008000"/>
    </style:style>
    <style:style style:name="T6" style:family="text">
      <style:text-properties fo:font-weight="normal"/>
    </style:style>
    <style:style style:name="T7" style:family="text">
      <style:text-properties fo:color="#09885a"/>
    </style:style>
    <style:style style:name="T8" style:family="text">
      <style:text-properties fo:color="#09885a" fo:font-weight="normal"/>
    </style:style>
    <style:style style:name="T9" style:family="text">
      <style:text-properties officeooo:rsid="00109a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CESS SCHEDULING PROGRAM</text:p>
      <text:p text:style-name="P3"/>
      <text:p text:style-name="P3">/*</text:p>
      <text:p text:style-name="P3">* process.h</text:p>
      <text:p text:style-name="P3">*</text:p>
      <text:p text:style-name="P3">* Created on: 08-Mar-2019</text:p>
      <text:p text:style-name="P3">* Author: abhimanyu</text:p>
      <text:p text:style-name="P3">*/</text:p>
      <text:p text:style-name="P5">#ifndef PROCESS_H_</text:p>
      <text:p text:style-name="P5">#define PROCESS_H_</text:p>
      <text:p text:style-name="P1"><text:span text:style-name="T1">typedef</text:span> <text:span text:style-name="T1">struct</text:span> process</text:p>
      <text:p text:style-name="P1">{</text:p>
      <text:p text:style-name="P1"><text:span text:style-name="T1">int</text:span> pid, ps, rq;</text:p>
      <text:p text:style-name="P1"><text:span text:style-name="T1">float</text:span> at, bt, ft, tat, wt, rt, pr,rbt;</text:p>
      <text:p text:style-name="P1">} Process;</text:p>
      <text:p text:style-name="P1">Process *process_create();</text:p>
      <text:p text:style-name="P1"><text:span text:style-name="T1">void</text:span> process_delete(<text:span text:style-name="T1">void</text:span> *);</text:p>
      <text:p text:style-name="P1"><text:span text:style-name="T1">void</text:span> process_init(Process *);</text:p>
      <text:p text:style-name="P1"><text:span text:style-name="T1">void</text:span> process_display(<text:span text:style-name="T1">const</text:span> Process*);</text:p>
      <text:p text:style-name="P1"><text:span text:style-name="T1">#endif</text:span> <text:span text:style-name="T5">/* PROCESS_H_ */</text:span></text:p>
      <text:p text:style-name="P1"/>
      <text:p text:style-name="P3">/*</text:p>
      <text:p text:style-name="P3">* node.h</text:p>
      <text:p text:style-name="P3">*</text:p>
      <text:p text:style-name="P3">* Created on: 08-Mar-2019</text:p>
      <text:p text:style-name="P3">* Author: abhimanyu</text:p>
      <text:p text:style-name="P3">*/</text:p>
      <text:p text:style-name="P1"><text:span text:style-name="T1">#include</text:span><text:span text:style-name="T3">"process.h"</text:span></text:p>
      <text:p text:style-name="P5">#ifndef NODE_H_</text:p>
      <text:p text:style-name="P5">#define NODE_H_</text:p>
      <text:p text:style-name="P1"><text:span text:style-name="T1">typedef</text:span> <text:span text:style-name="T1">struct</text:span> node</text:p>
      <text:p text:style-name="P1">{</text:p>
      <text:p text:style-name="P2">    <text:span text:style-name="T6">Process *data;</text:span></text:p>
      <text:p text:style-name="P2">    <text:span text:style-name="T2">struct</text:span><text:span text:style-name="T6"> node *next;</text:span></text:p>
      <text:p text:style-name="P1">} Node;</text:p>
      <text:p text:style-name="P1">Node* node_create();</text:p>
      <text:p text:style-name="P1"><text:span text:style-name="T1">void</text:span> node_delete(Node*);</text:p>
      <text:p text:style-name="P1"><text:span text:style-name="T1">#endif</text:span> <text:span text:style-name="T5">/* NODE_H_ */</text:span></text:p>
      <text:p text:style-name="P1"/>
      <text:p text:style-name="P3">/*</text:p>
      <text:p text:style-name="P3">* queue.h</text:p>
      <text:p text:style-name="P3">*</text:p>
      <text:p text:style-name="P3">* Created on: 09-Mar-2019</text:p>
      <text:p text:style-name="P3">* Author: abhimanyu</text:p>
      <text:p text:style-name="P3">*/</text:p>
      <text:p text:style-name="P1"><text:span text:style-name="T1">#include </text:span><text:span text:style-name="T3">"node.h"</text:span></text:p>
      <text:p text:style-name="P5">#ifndef QUEUE_H_</text:p>
      <text:p text:style-name="P5">#define QUEUE_H_</text:p>
      <text:p text:style-name="P1"><text:span text:style-name="T1">typedef</text:span> <text:span text:style-name="T1">struct</text:span> queue</text:p>
      <text:p text:style-name="P1">{</text:p>
      <text:p text:style-name="P2"><text:soft-page-break/>    <text:span text:style-name="T6">Node *start, *end;</text:span></text:p>
      <text:p text:style-name="P1">} Queue;</text:p>
      <text:p text:style-name="P1">Queue* queue_create();</text:p>
      <text:p text:style-name="P1"><text:span text:style-name="T1">void</text:span> queue_delete(Queue*);</text:p>
      <text:p text:style-name="P1"><text:span text:style-name="T1">void</text:span> queue_push(Queue* q, Process* p);</text:p>
      <text:p text:style-name="P1">Process * queue_pop(Queue* q);</text:p>
      <text:p text:style-name="P1"><text:span text:style-name="T1">void</text:span> queue_display(<text:span text:style-name="T1">const</text:span> Queue* q);</text:p>
      <text:p text:style-name="P1">Queue* queue_clone(Queue* q);</text:p>
      <text:p text:style-name="P1"><text:span text:style-name="T1">void</text:span> queue_sort(Queue* q,<text:span text:style-name="T1">char</text:span> s[<text:span text:style-name="T7">5</text:span>]);</text:p>
      <text:p text:style-name="P1"><text:span text:style-name="T1">void</text:span> calc_tat(Queue* q);</text:p>
      <text:p text:style-name="P1"><text:span text:style-name="T1">void</text:span> calc_wt(Queue* q);</text:p>
      <text:p text:style-name="P1"><text:span text:style-name="T1">void</text:span> gantt_chart(Queue* q);</text:p>
      <text:p text:style-name="P1"><text:span text:style-name="T1">void</text:span> cal_avg_tat_wt(Queue* q);</text:p>
      <text:p text:style-name="P1"><text:span text:style-name="T1">#endif</text:span> <text:span text:style-name="T5">/* QUEUE_H_ */</text:span></text:p>
      <text:p text:style-name="P1"/>
      <text:p text:style-name="P3">/*</text:p>
      <text:p text:style-name="P3">* main.h</text:p>
      <text:p text:style-name="P3">*</text:p>
      <text:p text:style-name="P3">* Created on: 09-Mar-2019</text:p>
      <text:p text:style-name="P3">* Author: abhimanyu</text:p>
      <text:p text:style-name="P3">*/</text:p>
      <text:p text:style-name="P1"><text:span text:style-name="T1">#include </text:span><text:span text:style-name="T3">"queue.h"</text:span></text:p>
      <text:p text:style-name="P5">#ifndef MAIN_H_</text:p>
      <text:p text:style-name="P5">#define MAIN_H_</text:p>
      <text:p text:style-name="P1"><text:span text:style-name="T1">void</text:span> fcfs(Queue *init);</text:p>
      <text:p text:style-name="P1"><text:span text:style-name="T1">void</text:span> sjf(Queue* init);</text:p>
      <text:p text:style-name="P1"><text:span text:style-name="T1">void</text:span> srtn(Queue* init);</text:p>
      <text:p text:style-name="P1"><text:span text:style-name="T1">void</text:span> rr(Queue *init);</text:p>
      <text:p text:style-name="P1"><text:span text:style-name="T1">void</text:span> dpriority_np(Queue* init);</text:p>
      <text:p text:style-name="P1"><text:span text:style-name="T1">void</text:span> ipriority_np(Queue* init);</text:p>
      <text:p text:style-name="P1"><text:span text:style-name="T1">void</text:span> dpriority(Queue* init);</text:p>
      <text:p text:style-name="P1"><text:span text:style-name="T1">void</text:span> ipriority(Queue* init);</text:p>
      <text:p text:style-name="P1"><text:span text:style-name="T1">#endif</text:span> <text:span text:style-name="T5">/* MAIN_H_ */</text:span></text:p>
      <text:p text:style-name="P1"/>
      <text:p text:style-name="P3">/*</text:p>
      <text:p text:style-name="P3">* main.c</text:p>
      <text:p text:style-name="P3">*</text:p>
      <text:p text:style-name="P3">* Created on: 08-Mar-2019</text:p>
      <text:p text:style-name="P3">* Author: abhimanyu</text:p>
      <text:p text:style-name="P3">*/</text:p>
      <text:p text:style-name="P1"><text:span text:style-name="T1">#include </text:span><text:span text:style-name="T3">&lt;stdio.h&gt;</text:span></text:p>
      <text:p text:style-name="P1"><text:span text:style-name="T1">#include </text:span><text:span text:style-name="T3">&lt;stdlib.h&gt;</text:span></text:p>
      <text:p text:style-name="P1"><text:span text:style-name="T1">#include </text:span><text:span text:style-name="T3">"process.h"</text:span></text:p>
      <text:p text:style-name="P1"><text:span text:style-name="T1">#include </text:span><text:span text:style-name="T3">"queue.h"</text:span></text:p>
      <text:p text:style-name="P1"><text:span text:style-name="T1">#include </text:span><text:span text:style-name="T3">"node.h"</text:span></text:p>
      <text:p text:style-name="P1"><text:span text:style-name="T1">#include </text:span><text:span text:style-name="T3">"main.h"</text:span></text:p>
      <text:p text:style-name="P1"><text:span text:style-name="T1">int</text:span> main()</text:p>
      <text:p text:style-name="P1">{</text:p>
      <text:p text:style-name="P2">  <text:span text:style-name="T6">Queue *q = queue_create();</text:span></text:p>
      <text:p text:style-name="P2">  <text:span text:style-name="T2">int</text:span><text:span text:style-name="T6"> i = </text:span><text:span text:style-name="T8">0</text:span><text:span text:style-name="T6">, num, choice;</text:span></text:p>
      <text:p text:style-name="P2">  <text:span text:style-name="T2">char</text:span><text:span text:style-name="T6"> ch = </text:span><text:span text:style-name="T8">0</text:span><text:span text:style-name="T6">;</text:span></text:p>
      <text:p text:style-name="P2"><text:soft-page-break/>  <text:span text:style-name="T6">Node* n;</text:span></text:p>
      <text:p text:style-name="P2">  <text:span text:style-name="T6">printf(</text:span><text:span text:style-name="T4">"program to simulate cpu scheduling by ABHIMANYU MAURYA( 1713310003 AKTU ) B.Tech NIET Gr. Noida \n"</text:span><text:span text:style-name="T6">);</text:span></text:p>
      <text:p text:style-name="P2">  <text:span text:style-name="T6">printf(</text:span><text:span text:style-name="T4">"1.it can accept unsorted data\n2.it can calculate cpu idle time\n\n"</text:span><text:span text:style-name="T6">);</text:span></text:p>
      <text:p text:style-name="P2">  <text:span text:style-name="T6">printf(</text:span><text:span text:style-name="T4">"enter number of processes: "</text:span><text:span text:style-name="T6">);</text:span></text:p>
      <text:p text:style-name="P2">  <text:span text:style-name="T6">scanf(</text:span><text:span text:style-name="T4">"%d"</text:span><text:span text:style-name="T6">,&amp;num);</text:span></text:p>
      <text:p text:style-name="P2">  <text:span text:style-name="T2">if</text:span><text:span text:style-name="T6">(num &lt;= </text:span><text:span text:style-name="T8">0</text:span><text:span text:style-name="T6">) </text:span></text:p>
      <text:p text:style-name="P2">  <text:span text:style-name="T6">{</text:span></text:p>
      <text:p text:style-name="P2">    <text:span text:style-name="T6">printf(</text:span><text:span text:style-name="T4">"number is invalid\n"</text:span><text:span text:style-name="T6">);</text:span></text:p>
      <text:p text:style-name="P2">    <text:span text:style-name="T6">exit(</text:span><text:span text:style-name="T8">1</text:span><text:span text:style-name="T6">);</text:span></text:p>
      <text:p text:style-name="P2">  <text:span text:style-name="T6">}</text:span></text:p>
      <text:p text:style-name="P2">  <text:span text:style-name="T2">for</text:span><text:span text:style-name="T6">(i =</text:span><text:span text:style-name="T8">0</text:span><text:span text:style-name="T6">; i&lt;num; i++)</text:span></text:p>
      <text:p text:style-name="P2">  <text:span text:style-name="T6">{</text:span></text:p>
      <text:p text:style-name="P2">    <text:span text:style-name="T6">Process* p = process_create();</text:span></text:p>
      <text:p text:style-name="P2">    <text:span text:style-name="T6">process_init(p);</text:span></text:p>
      <text:p text:style-name="P2">    <text:span text:style-name="T6">p-&gt;pid = i;</text:span></text:p>
      <text:p text:style-name="P2">    <text:span text:style-name="T6">queue_push(q, p);</text:span></text:p>
      <text:p text:style-name="P2">  <text:span text:style-name="T6">} </text:span></text:p>
      <text:p text:style-name="P2">  <text:span text:style-name="T6">printf(</text:span><text:span text:style-name="T4">"do you want to enter priority for processes(y/n)\n"</text:span><text:span text:style-name="T6">);</text:span></text:p>
      <text:p text:style-name="P2">  <text:span text:style-name="T6">scanf(</text:span><text:span text:style-name="T4">" %c"</text:span><text:span text:style-name="T6">,&amp;ch);</text:span></text:p>
      <text:p text:style-name="P2">  <text:span text:style-name="T2">if</text:span><text:span text:style-name="T6">(ch == </text:span><text:span text:style-name="T4">'y'</text:span><text:span text:style-name="T6">)</text:span></text:p>
      <text:p text:style-name="P2">  <text:span text:style-name="T2">for</text:span><text:span text:style-name="T6"> (n = q-&gt;start; n != </text:span><text:span text:style-name="T8">0</text:span><text:span text:style-name="T6">; n = n-&gt;next)</text:span></text:p>
      <text:p text:style-name="P2">   <text:span text:style-name="T6">{</text:span></text:p>
      <text:p text:style-name="P2">    <text:span text:style-name="T2">do</text:span><text:span text:style-name="T6"> </text:span></text:p>
      <text:p text:style-name="P2">     <text:span text:style-name="T6">{</text:span></text:p>
      <text:p text:style-name="P2">     <text:span text:style-name="T6">printf (</text:span><text:span text:style-name="T4">"enter priority of P%d : "</text:span><text:span text:style-name="T6">, n-&gt;data-&gt;pid);</text:span></text:p>
      <text:p text:style-name="P2">         <text:span text:style-name="T6">scanf (</text:span><text:span text:style-name="T4">"%f"</text:span><text:span text:style-name="T6">, &amp;n-&gt;data-&gt;pr);</text:span></text:p>
      <text:p text:style-name="P2">     <text:span text:style-name="T2">if</text:span><text:span text:style-name="T6">(n-&gt;data-&gt;pr &lt; </text:span><text:span text:style-name="T8">0.0</text:span><text:span text:style-name="T6">) printf(</text:span><text:span text:style-name="T4">"priority must be greater or equal to zero\n"</text:span><text:span text:style-name="T6">);</text:span></text:p>
      <text:p text:style-name="P2">     <text:span text:style-name="T6">}</text:span><text:span text:style-name="T2">while</text:span><text:span text:style-name="T6">(n-&gt;data-&gt;pr &lt; </text:span><text:span text:style-name="T8">0.0</text:span><text:span text:style-name="T6">);</text:span></text:p>
      <text:p text:style-name="P2">   <text:span text:style-name="T6">}</text:span></text:p>
      <text:p text:style-name="P2">  <text:span text:style-name="T2">else</text:span><text:span text:style-name="T6"> </text:span><text:span text:style-name="T2">if</text:span><text:span text:style-name="T6">(ch != </text:span><text:span text:style-name="T4">'n'</text:span><text:span text:style-name="T6">) exit(</text:span><text:span text:style-name="T8">0</text:span><text:span text:style-name="T6">);</text:span></text:p>
      <text:p text:style-name="P2">  <text:span text:style-name="T2">do</text:span></text:p>
      <text:p text:style-name="P2">   <text:span text:style-name="T6">{</text:span></text:p>
      <text:p text:style-name="P2">     <text:span text:style-name="T6">printf(</text:span><text:span text:style-name="T4">"\n1. first come first serve\n2. sortest job first\n3. sortest remaining time next\n4. round robin\n"</text:span><text:span text:style-name="T6">);</text:span></text:p>
      <text:p text:style-name="P2">     <text:span text:style-name="T6">printf(</text:span><text:span text:style-name="T4">"5. decreasing priority (non - preemptive)\n6. increasing priority (non - preemptive)\n7. decreasing priority ( preemptive )\n8. increasing priority ( preemptive )\n9. run 1 - 4\n10. run 5 - 8\n99. exit\n"</text:span><text:span text:style-name="T6">);</text:span></text:p>
      <text:p text:style-name="P2">     <text:span text:style-name="T6">printf(</text:span><text:span text:style-name="T4">"enter your choice: "</text:span><text:span text:style-name="T6">);</text:span></text:p>
      <text:p text:style-name="P2">     <text:span text:style-name="T6">scanf(</text:span><text:span text:style-name="T4">"%d"</text:span><text:span text:style-name="T6">,&amp;choice);</text:span></text:p>
      <text:p text:style-name="P2">     <text:span text:style-name="T2">switch</text:span><text:span text:style-name="T6">(choice)</text:span></text:p>
      <text:p text:style-name="P2">     <text:span text:style-name="T6">{</text:span></text:p>
      <text:p text:style-name="P2">      <text:span text:style-name="T2">case</text:span><text:span text:style-name="T6"> </text:span><text:span text:style-name="T8">1</text:span><text:span text:style-name="T6">: fcfs(q); </text:span><text:span text:style-name="T2">break</text:span><text:span text:style-name="T6">;</text:span></text:p>
      <text:p text:style-name="P2">      <text:span text:style-name="T2">case</text:span><text:span text:style-name="T6"> </text:span><text:span text:style-name="T8">2</text:span><text:span text:style-name="T6">: sjf(q); </text:span><text:span text:style-name="T2">break</text:span><text:span text:style-name="T6">;</text:span></text:p>
      <text:p text:style-name="P2">      <text:span text:style-name="T2">case</text:span><text:span text:style-name="T6"> </text:span><text:span text:style-name="T8">3</text:span><text:span text:style-name="T6">: srtn(q); </text:span><text:span text:style-name="T2">break</text:span><text:span text:style-name="T6">;</text:span></text:p>
      <text:p text:style-name="P2">      <text:span text:style-name="T2">case</text:span><text:span text:style-name="T6"> </text:span><text:span text:style-name="T8">4</text:span><text:span text:style-name="T6">: rr(q); </text:span><text:span text:style-name="T2">break</text:span><text:span text:style-name="T6">;</text:span></text:p>
      <text:p text:style-name="P2">      <text:span text:style-name="T2">case</text:span><text:span text:style-name="T6"> </text:span><text:span text:style-name="T8">5</text:span><text:span text:style-name="T6">: dpriority_np(q); </text:span><text:span text:style-name="T2">break</text:span><text:span text:style-name="T6">;</text:span></text:p>
      <text:p text:style-name="P2">      <text:span text:style-name="T2">case</text:span><text:span text:style-name="T6"> </text:span><text:span text:style-name="T8">6</text:span><text:span text:style-name="T6">: ipriority_np(q); </text:span><text:span text:style-name="T2">break</text:span><text:span text:style-name="T6">;</text:span></text:p>
      <text:p text:style-name="P2">      <text:span text:style-name="T2">case</text:span><text:span text:style-name="T6"> </text:span><text:span text:style-name="T8">7</text:span><text:span text:style-name="T6">: dpriority(q); </text:span><text:span text:style-name="T2">break</text:span><text:span text:style-name="T6">;</text:span></text:p>
      <text:p text:style-name="P2">      <text:span text:style-name="T2">case</text:span><text:span text:style-name="T6"> </text:span><text:span text:style-name="T8">8</text:span><text:span text:style-name="T6">: ipriority(q); </text:span><text:span text:style-name="T2">break</text:span><text:span text:style-name="T6">;</text:span></text:p>
      <text:p text:style-name="P2">      <text:span text:style-name="T2">case</text:span><text:span text:style-name="T6"> </text:span><text:span text:style-name="T8">9</text:span><text:span text:style-name="T6">: fcfs(q); sjf(q); srtn(q); rr(q); </text:span><text:span text:style-name="T2">break</text:span><text:span text:style-name="T6">;</text:span></text:p>
      <text:p text:style-name="P2"><text:soft-page-break/>      <text:span text:style-name="T2">case</text:span><text:span text:style-name="T6"> </text:span><text:span text:style-name="T8">10</text:span><text:span text:style-name="T6">: dpriority_np(q); ipriority_np(q); dpriority(q); ipriority(q); </text:span><text:span text:style-name="T2">break</text:span><text:span text:style-name="T6">;</text:span></text:p>
      <text:p text:style-name="P2">      <text:span text:style-name="T2">case</text:span><text:span text:style-name="T6"> </text:span><text:span text:style-name="T8">99</text:span><text:span text:style-name="T6">: exit(</text:span><text:span text:style-name="T8">0</text:span><text:span text:style-name="T6">);</text:span></text:p>
      <text:p text:style-name="P2">      <text:span text:style-name="T2">default</text:span><text:span text:style-name="T6">: printf(</text:span><text:span text:style-name="T4">"invalid choice"</text:span><text:span text:style-name="T6">);</text:span></text:p>
      <text:p text:style-name="P2">      </text:p>
      <text:p text:style-name="P2">     <text:span text:style-name="T6">}</text:span></text:p>
      <text:p text:style-name="P2">   <text:span text:style-name="T6">}</text:span><text:span text:style-name="T2">while</text:span><text:span text:style-name="T6">(</text:span><text:span text:style-name="T8">1</text:span><text:span text:style-name="T6">);  </text:span></text:p>
      <text:p text:style-name="P1">}</text:p>
      <text:p text:style-name="P1"/>
      <text:p text:style-name="P6"/>
      <text:p text:style-name="P6"/>
      <text:p text:style-name="P3">/*</text:p>
      <text:p text:style-name="P3">* process.c</text:p>
      <text:p text:style-name="P3">*</text:p>
      <text:p text:style-name="P3">* Created on: 08-Mar-2019</text:p>
      <text:p text:style-name="P3">* Author: abhimanyu</text:p>
      <text:p text:style-name="P3">*/</text:p>
      <text:p text:style-name="P1"><text:span text:style-name="T1">#include</text:span><text:span text:style-name="T3">"process.h"</text:span></text:p>
      <text:p text:style-name="P1"><text:span text:style-name="T1">#include </text:span><text:span text:style-name="T3">&lt;stdio.h&gt;</text:span></text:p>
      <text:p text:style-name="P1"><text:span text:style-name="T1">#include </text:span><text:span text:style-name="T3">&lt;stdlib.h&gt;</text:span></text:p>
      <text:p text:style-name="P1"><text:span text:style-name="T1">#include</text:span><text:span text:style-name="T3">&lt;assert.h&gt;</text:span></text:p>
      <text:p text:style-name="P6"/>
      <text:p text:style-name="P1">Process* process_create()</text:p>
      <text:p text:style-name="P1">{</text:p>
      <text:p text:style-name="P1">Process *t = (Process*)calloc(<text:span text:style-name="T7">1</text:span>,<text:span text:style-name="T1">sizeof</text:span>(Process));</text:p>
      <text:p text:style-name="P1">assert(t);</text:p>
      <text:p text:style-name="P1"><text:span text:style-name="T1">return</text:span> t;</text:p>
      <text:p text:style-name="P1">}</text:p>
      <text:p text:style-name="P9"/>
      <text:p text:style-name="P1"><text:span text:style-name="T1">void</text:span> process_delete(<text:span text:style-name="T1">void</text:span> *t)</text:p>
      <text:p text:style-name="P1">{</text:p>
      <text:p text:style-name="P2">    <text:span text:style-name="T6">assert(t);</text:span></text:p>
      <text:p text:style-name="P1">free(t);</text:p>
      <text:p text:style-name="P1">}</text:p>
      <text:p text:style-name="P6"/>
      <text:p text:style-name="P1"><text:span text:style-name="T1">void</text:span> process_init(Process *t)</text:p>
      <text:p text:style-name="P1">{</text:p>
      <text:p text:style-name="P1"><text:span text:style-name="T1">float</text:span> temp;</text:p>
      <text:p text:style-name="P1">printf(<text:span text:style-name="T3">"enter arrival time: "</text:span>);</text:p>
      <text:p text:style-name="P1">scanf(<text:span text:style-name="T3">"%f"</text:span>,&amp;t-&gt;at);</text:p>
      <text:p text:style-name="P1">printf(<text:span text:style-name="T3">"enter bus time: "</text:span>);</text:p>
      <text:p text:style-name="P1">scanf(<text:span text:style-name="T3">"%f"</text:span>,&amp;temp);</text:p>
      <text:p text:style-name="P1">t-&gt;bt = temp;</text:p>
      <text:p text:style-name="P1">t-&gt;rbt = temp;</text:p>
      <text:p text:style-name="P1">}</text:p>
      <text:p text:style-name="P6"/>
      <text:p text:style-name="P1"><text:span text:style-name="T1">void</text:span> process_display(<text:span text:style-name="T1">const</text:span> Process* p)</text:p>
      <text:p text:style-name="P1">{</text:p>
      <text:p text:style-name="P2">    <text:span text:style-name="T6">printf(</text:span><text:span text:style-name="T4">"P%-6d: %-6.3f %-6.3f \n"</text:span><text:span text:style-name="T6">, p-&gt;pid, p-&gt;at, p-&gt;bt);</text:span></text:p>
      <text:p text:style-name="P1">}</text:p>
      <text:p text:style-name="P1"/>
      <text:p text:style-name="P3"><text:soft-page-break/>/*</text:p>
      <text:p text:style-name="P3">* node.c</text:p>
      <text:p text:style-name="P3">*</text:p>
      <text:p text:style-name="P3">* Created on: 08-Mar-2019</text:p>
      <text:p text:style-name="P3">* Author: abhimanyu</text:p>
      <text:p text:style-name="P3">*/</text:p>
      <text:p text:style-name="P1"><text:span text:style-name="T1">#include </text:span><text:span text:style-name="T3">"node.h"</text:span></text:p>
      <text:p text:style-name="P1"><text:span text:style-name="T1">#include </text:span><text:span text:style-name="T3">&lt;stdio.h&gt;</text:span></text:p>
      <text:p text:style-name="P1"><text:span text:style-name="T1">#include </text:span><text:span text:style-name="T3">&lt;stdlib.h&gt;</text:span></text:p>
      <text:p text:style-name="P1"><text:span text:style-name="T1">#include </text:span><text:span text:style-name="T3">&lt;assert.h&gt;</text:span></text:p>
      <text:p text:style-name="P1">Node* node_create()</text:p>
      <text:p text:style-name="P1">{</text:p>
      <text:p text:style-name="P2">    <text:span text:style-name="T6">Node *t = calloc(</text:span><text:span text:style-name="T8">1</text:span><text:span text:style-name="T6">,</text:span><text:span text:style-name="T2">sizeof</text:span><text:span text:style-name="T6">(Node));</text:span></text:p>
      <text:p text:style-name="P2">    <text:span text:style-name="T6">assert(t);</text:span></text:p>
      <text:p text:style-name="P2">    <text:span text:style-name="T2">return</text:span><text:span text:style-name="T6"> t;</text:span></text:p>
      <text:p text:style-name="P1">}</text:p>
      <text:p text:style-name="P6"/>
      <text:p text:style-name="P1"><text:span text:style-name="T1">void</text:span> node_delete(Node* t)</text:p>
      <text:p text:style-name="P1">{</text:p>
      <text:p text:style-name="P2">    <text:span text:style-name="T6">assert(t);</text:span></text:p>
      <text:p text:style-name="P2">    <text:span text:style-name="T6">free(t);</text:span></text:p>
      <text:p text:style-name="P1">}</text:p>
      <text:p text:style-name="P6"/>
      <text:p text:style-name="P1"><text:span text:style-name="T1">void</text:span> node_init(Node* n)</text:p>
      <text:p text:style-name="P1">{</text:p>
      <text:p text:style-name="P2">    <text:span text:style-name="T6">n-&gt;data = process_create();</text:span></text:p>
      <text:p text:style-name="P2">    <text:span text:style-name="T6">process_init(n-&gt;data);</text:span></text:p>
      <text:p text:style-name="P1">}</text:p>
      <text:p text:style-name="P1"/>
      <text:p text:style-name="P3">/*</text:p>
      <text:p text:style-name="P3">* queue.c</text:p>
      <text:p text:style-name="P3">*</text:p>
      <text:p text:style-name="P3">* Created on: 09-Mar-2019</text:p>
      <text:p text:style-name="P3">* Author: abhimanyu</text:p>
      <text:p text:style-name="P3">*/</text:p>
      <text:p text:style-name="P1"><text:span text:style-name="T1">#include </text:span><text:span text:style-name="T3">"queue.h"</text:span></text:p>
      <text:p text:style-name="P1"><text:span text:style-name="T1">#include </text:span><text:span text:style-name="T3">"node.h"</text:span></text:p>
      <text:p text:style-name="P1"><text:span text:style-name="T1">#include </text:span><text:span text:style-name="T3">&lt;assert.h&gt;</text:span></text:p>
      <text:p text:style-name="P1"><text:span text:style-name="T1">#include </text:span><text:span text:style-name="T3">&lt;stdio.h&gt;</text:span></text:p>
      <text:p text:style-name="P1"><text:span text:style-name="T1">#include </text:span><text:span text:style-name="T3">&lt;stdlib.h&gt;</text:span></text:p>
      <text:p text:style-name="P1"><text:span text:style-name="T1">#include </text:span><text:span text:style-name="T3">&lt;string.h&gt;</text:span></text:p>
      <text:p text:style-name="P1">Queue* queue_create()</text:p>
      <text:p text:style-name="P1">{</text:p>
      <text:p text:style-name="P2">    <text:span text:style-name="T6">Queue* q = calloc(</text:span><text:span text:style-name="T8">1</text:span><text:span text:style-name="T6">,</text:span><text:span text:style-name="T2">sizeof</text:span><text:span text:style-name="T6">(Node));</text:span></text:p>
      <text:p text:style-name="P2">    <text:span text:style-name="T6">assert(q);</text:span></text:p>
      <text:p text:style-name="P2">    <text:span text:style-name="T2">return</text:span><text:span text:style-name="T6"> q;</text:span></text:p>
      <text:p text:style-name="P1">}</text:p>
      <text:p text:style-name="P6"/>
      <text:p text:style-name="P1"><text:span text:style-name="T1">void</text:span> queue_delete(Queue* q)</text:p>
      <text:p text:style-name="P1">{</text:p>
      <text:p text:style-name="P2">    <text:span text:style-name="T6">Node* n = </text:span><text:span text:style-name="T8">0</text:span><text:span text:style-name="T6">, *t = </text:span><text:span text:style-name="T8">0</text:span><text:span text:style-name="T6">;</text:span></text:p>
      <text:p text:style-name="P2"><text:soft-page-break/>    <text:span text:style-name="T6">assert(q);</text:span></text:p>
      <text:p text:style-name="P2">    <text:span text:style-name="T2">for</text:span><text:span text:style-name="T6">(n = q-&gt;start; n != </text:span><text:span text:style-name="T8">0</text:span><text:span text:style-name="T6">; )</text:span></text:p>
      <text:p text:style-name="P2">    <text:span text:style-name="T6">{</text:span></text:p>
      <text:p text:style-name="P2">        <text:span text:style-name="T6">assert(n-&gt;data);</text:span></text:p>
      <text:p text:style-name="P2">        <text:span text:style-name="T6">process_delete(n-&gt;data);</text:span></text:p>
      <text:p text:style-name="P2">        <text:span text:style-name="T6">assert(n);</text:span></text:p>
      <text:p text:style-name="P2">        <text:span text:style-name="T6">t = n;</text:span></text:p>
      <text:p text:style-name="P2">        <text:span text:style-name="T6">n = n-&gt;next;</text:span></text:p>
      <text:p text:style-name="P2">        <text:span text:style-name="T6">node_delete(t);</text:span></text:p>
      <text:p text:style-name="P2">    <text:span text:style-name="T6">}</text:span></text:p>
      <text:p text:style-name="P2">    <text:span text:style-name="T6">assert(q);</text:span></text:p>
      <text:p text:style-name="P2">    <text:span text:style-name="T6">free(q);</text:span></text:p>
      <text:p text:style-name="P1">}</text:p>
      <text:p text:style-name="P6"/>
      <text:p text:style-name="P1"><text:span text:style-name="T1">void</text:span> queue_push(Queue* q, Process* p)</text:p>
      <text:p text:style-name="P1">{</text:p>
      <text:p text:style-name="P2">    <text:span text:style-name="T6">Node* n = node_create();</text:span></text:p>
      <text:p text:style-name="P2">    <text:span text:style-name="T6">n-&gt;data = p;</text:span></text:p>
      <text:p text:style-name="P1"><text:span text:style-name="T1">if</text:span> (q-&gt;start == <text:span text:style-name="T7">0</text:span>) q-&gt;start = q-&gt;end = n;</text:p>
      <text:p text:style-name="P5">else</text:p>
      <text:p text:style-name="P1">{</text:p>
      <text:p text:style-name="P1">(q-&gt;end)-&gt;next = n;</text:p>
      <text:p text:style-name="P1">q-&gt;end = n;</text:p>
      <text:p text:style-name="P1">}</text:p>
      <text:p text:style-name="P1">}</text:p>
      <text:p text:style-name="P9"/>
      <text:p text:style-name="P1">Process * queue_pop(Queue* q)</text:p>
      <text:p text:style-name="P1">{</text:p>
      <text:p text:style-name="P1">Node *n = q-&gt;start;</text:p>
      <text:p text:style-name="P1">Process *t = n-&gt;data;</text:p>
      <text:p text:style-name="P1"><text:span text:style-name="T1">if</text:span>(q-&gt;start-&gt;next == <text:span text:style-name="T7">0</text:span>) q-&gt;start = q-&gt;end = <text:span text:style-name="T7">0</text:span> ; </text:p>
      <text:p text:style-name="P1"><text:span text:style-name="T1">else</text:span> q-&gt;start = q-&gt;start-&gt;next; </text:p>
      <text:p text:style-name="P1">node_delete(n);</text:p>
      <text:p text:style-name="P1"><text:span text:style-name="T1">return</text:span> t;</text:p>
      <text:p text:style-name="P1">}</text:p>
      <text:p text:style-name="P6"/>
      <text:p text:style-name="P1"><text:span text:style-name="T1">void</text:span> queue_display(<text:span text:style-name="T1">const</text:span> Queue* q)</text:p>
      <text:p text:style-name="P1">{</text:p>
      <text:p text:style-name="P1">Node* n = q-&gt;start;</text:p>
      <text:p text:style-name="P1">printf(<text:span text:style-name="T3">"\nprocess AT BT\n"</text:span>);</text:p>
      <text:p text:style-name="P1"><text:span text:style-name="T1">for</text:span>( ; n != <text:span text:style-name="T7">0</text:span>; n = n -&gt;next)</text:p>
      <text:p text:style-name="P1">process_display(n-&gt;data);</text:p>
      <text:p text:style-name="P1">}</text:p>
      <text:p text:style-name="P6"/>
      <text:p text:style-name="P1">Queue* queue_clone(Queue* q)</text:p>
      <text:p text:style-name="P1">{</text:p>
      <text:p text:style-name="P2">    <text:span text:style-name="T6">Queue *tq = queue_create();</text:span></text:p>
      <text:p text:style-name="P2">    <text:span text:style-name="T6">Node* tn;</text:span></text:p>
      <text:p text:style-name="P2">    <text:span text:style-name="T2">for</text:span><text:span text:style-name="T6">(tn = q-&gt;start; tn != </text:span><text:span text:style-name="T8">0</text:span><text:span text:style-name="T6">; tn = tn-&gt;next)</text:span></text:p>
      <text:p text:style-name="P2">    <text:span text:style-name="T6">{</text:span></text:p>
      <text:p text:style-name="P2"><text:soft-page-break/>        <text:span text:style-name="T6">Process* p = process_create();</text:span></text:p>
      <text:p text:style-name="P2">        <text:span text:style-name="T6">*p = *(tn-&gt;data) ;</text:span></text:p>
      <text:p text:style-name="P2">        <text:span text:style-name="T6">queue_push(tq, p);</text:span></text:p>
      <text:p text:style-name="P2">    <text:span text:style-name="T6">}</text:span></text:p>
      <text:p text:style-name="P2">    <text:span text:style-name="T2">return</text:span><text:span text:style-name="T6"> tq;</text:span></text:p>
      <text:p text:style-name="P1">}</text:p>
      <text:p text:style-name="P6"/>
      <text:p text:style-name="P1"><text:span text:style-name="T1">void</text:span> queue_sort(Queue* q,<text:span text:style-name="T1">char</text:span> s[<text:span text:style-name="T7">5</text:span>])</text:p>
      <text:p text:style-name="P1">{</text:p>
      <text:p text:style-name="P1">Node* temp = q-&gt;start, *curr;</text:p>
      <text:p text:style-name="P1"><text:span text:style-name="T1">int</text:span> num = <text:span text:style-name="T7">1</text:span>,swapped=<text:span text:style-name="T7">1</text:span>,i,j;</text:p>
      <text:p text:style-name="P1"><text:span text:style-name="T1">if</text:span>(temp == <text:span text:style-name="T7">0</text:span>) <text:span text:style-name="T1">return</text:span>;</text:p>
      <text:p text:style-name="P5">else</text:p>
      <text:p text:style-name="P1">{</text:p>
      <text:p text:style-name="P1"><text:span text:style-name="T1">for</text:span>(;temp-&gt;next != <text:span text:style-name="T7">0</text:span>; temp = temp -&gt; next)</text:p>
      <text:p text:style-name="P1">num = num + <text:span text:style-name="T7">1</text:span>;</text:p>
      <text:p text:style-name="P1">}</text:p>
      <text:p text:style-name="P1"><text:span text:style-name="T1">void</text:span> swap()</text:p>
      <text:p text:style-name="P1">{</text:p>
      <text:p text:style-name="P2">    <text:span text:style-name="T6">Process *t = curr-&gt;data;</text:span></text:p>
      <text:p text:style-name="P2">    <text:span text:style-name="T6">curr-&gt;data = curr-&gt;next-&gt;data;</text:span></text:p>
      <text:p text:style-name="P2">    <text:span text:style-name="T6">curr-&gt;next-&gt;data = t;</text:span></text:p>
      <text:p text:style-name="P2">    <text:span text:style-name="T6">swapped = </text:span><text:span text:style-name="T8">1</text:span><text:span text:style-name="T6">;</text:span></text:p>
      <text:p text:style-name="P1">}</text:p>
      <text:p text:style-name="P1"><text:span text:style-name="T1">for</text:span>( i = <text:span text:style-name="T7">0</text:span>; i &lt; num &amp;&amp; swapped == <text:span text:style-name="T7">1</text:span>; i++)</text:p>
      <text:p text:style-name="P1">{</text:p>
      <text:p text:style-name="P1">swapped = <text:span text:style-name="T7">0</text:span>;</text:p>
      <text:p text:style-name="P1">curr = q-&gt;start;</text:p>
      <text:p text:style-name="P1"><text:span text:style-name="T1">for</text:span>( j =<text:span text:style-name="T7">0</text:span> ; j &lt; num - i -<text:span text:style-name="T7">1</text:span> &amp;&amp; curr != <text:span text:style-name="T7">0</text:span>; j++)</text:p>
      <text:p text:style-name="P1">{</text:p>
      <text:p text:style-name="P2">    <text:span text:style-name="T2">if</text:span><text:span text:style-name="T6">(strcmp(s,</text:span><text:span text:style-name="T4">"at"</text:span><text:span text:style-name="T6">) ==</text:span><text:span text:style-name="T8">0</text:span><text:span text:style-name="T6"> &amp;&amp; curr-&gt;data-&gt;at &gt; curr-&gt;next-&gt;data-&gt;at) swap();</text:span></text:p>
      <text:p text:style-name="P2">    <text:span text:style-name="T2">else</text:span><text:span text:style-name="T6"> </text:span><text:span text:style-name="T2">if</text:span><text:span text:style-name="T6">(strcmp(s,</text:span><text:span text:style-name="T4">"bt"</text:span><text:span text:style-name="T6">) ==</text:span><text:span text:style-name="T8">0</text:span><text:span text:style-name="T6"> &amp;&amp; curr-&gt;data-&gt;bt &gt; curr-&gt;next-&gt;data-&gt;bt) swap();</text:span></text:p>
      <text:p text:style-name="P2">    <text:span text:style-name="T2">else</text:span><text:span text:style-name="T6"> </text:span><text:span text:style-name="T2">if</text:span><text:span text:style-name="T6">(strcmp(s,</text:span><text:span text:style-name="T4">"rbt"</text:span><text:span text:style-name="T6">) ==</text:span><text:span text:style-name="T8">0</text:span><text:span text:style-name="T6"> &amp;&amp; curr-&gt;data-&gt;rbt &gt; curr-&gt;next-&gt;data-&gt;rbt) swap();</text:span></text:p>
      <text:p text:style-name="P2">    <text:span text:style-name="T2">else</text:span><text:span text:style-name="T6"> </text:span><text:span text:style-name="T2">if</text:span><text:span text:style-name="T6">(strcmp(s,</text:span><text:span text:style-name="T4">"dpr"</text:span><text:span text:style-name="T6">) ==</text:span><text:span text:style-name="T8">0</text:span><text:span text:style-name="T6"> &amp;&amp; curr-&gt;data-&gt;pr &gt; curr-&gt;next-&gt;data-&gt;pr) swap();</text:span></text:p>
      <text:p text:style-name="P2">    <text:span text:style-name="T2">else</text:span><text:span text:style-name="T6"> </text:span><text:span text:style-name="T2">if</text:span><text:span text:style-name="T6">(strcmp(s,</text:span><text:span text:style-name="T4">"ipr"</text:span><text:span text:style-name="T6">) ==</text:span><text:span text:style-name="T8">0</text:span><text:span text:style-name="T6"> &amp;&amp; curr-&gt;data-&gt;pr &lt; curr-&gt;next-&gt;data-&gt;pr) swap();</text:span></text:p>
      <text:p text:style-name="P1">curr = curr-&gt;next;</text:p>
      <text:p text:style-name="P1">}</text:p>
      <text:p text:style-name="P1">}</text:p>
      <text:p text:style-name="P1">}</text:p>
      <text:p text:style-name="P6"/>
      <text:p text:style-name="P1"><text:span text:style-name="T1">void</text:span> calc_tat(Queue* q)</text:p>
      <text:p text:style-name="P1">{</text:p>
      <text:p text:style-name="P2">    <text:span text:style-name="T6">Node* n = q-&gt;start;</text:span></text:p>
      <text:p text:style-name="P1"><text:span text:style-name="T1">for</text:span>(; n != <text:span text:style-name="T7">0</text:span>; n = n-&gt;next)</text:p>
      <text:p text:style-name="P2">    <text:span text:style-name="T6">n-&gt;data-&gt;tat = n-&gt;data-&gt;ft - n-&gt;data-&gt;at;</text:span></text:p>
      <text:p text:style-name="P1">}</text:p>
      <text:p text:style-name="P6"/>
      <text:p text:style-name="P1"><text:span text:style-name="T1">void</text:span> calc_wt(Queue* q)</text:p>
      <text:p text:style-name="P1">{</text:p>
      <text:p text:style-name="P2">    <text:span text:style-name="T6">Node* n = q-&gt;start;</text:span></text:p>
      <text:p text:style-name="P2">    <text:span text:style-name="T2">for</text:span><text:span text:style-name="T6">(; n != </text:span><text:span text:style-name="T8">0</text:span><text:span text:style-name="T6">; n = n-&gt;next)</text:span></text:p>
      <text:p text:style-name="P2"><text:soft-page-break/>     <text:span text:style-name="T6">n-&gt;data-&gt;wt = n-&gt;data-&gt;tat - n-&gt;data-&gt;bt;</text:span></text:p>
      <text:p text:style-name="P1">}</text:p>
      <text:p text:style-name="P6"/>
      <text:p text:style-name="P1"><text:span text:style-name="T1">void</text:span> gantt_chart(Queue* q)</text:p>
      <text:p text:style-name="P1">{</text:p>
      <text:p text:style-name="P1">queue_sort(q,<text:span text:style-name="T3">"at"</text:span>);</text:p>
      <text:p text:style-name="P1">Node* n = q-&gt;start;</text:p>
      <text:p text:style-name="P2">    <text:span text:style-name="T6">printf(</text:span><text:span text:style-name="T4">"\n\ndata after gantt chart:\n"</text:span><text:span text:style-name="T6">);</text:span></text:p>
      <text:p text:style-name="P1">printf(<text:span text:style-name="T3">"process AT BT      FT TAT WT RT\n"</text:span>);</text:p>
      <text:p text:style-name="P1"><text:span text:style-name="T1">for</text:span>(; n != <text:span text:style-name="T7">0</text:span>; n = n-&gt;next)</text:p>
      <text:p text:style-name="P1">{</text:p>
      <text:p text:style-name="P2">    <text:span text:style-name="T6">Process* t = n-&gt;data;</text:span></text:p>
      <text:p text:style-name="P1">printf(<text:span text:style-name="T3">"P%-6d: %-6.3f %-6.3f    %-6.3f  %-7.3f  %-6.3f %-6.3f\n"</text:span>, t-&gt;pid, t-&gt;at, t-&gt;bt, t-&gt;ft, t-&gt;tat, t-&gt;wt, t-&gt;rt);</text:p>
      <text:p text:style-name="P1">}</text:p>
      <text:p text:style-name="P1">}</text:p>
      <text:p text:style-name="P6"/>
      <text:p text:style-name="P1"><text:span text:style-name="T1">void</text:span> cal_avg_tat_wt(Queue* q)</text:p>
      <text:p text:style-name="P1">{</text:p>
      <text:p text:style-name="P1">Node* n = q-&gt;start;</text:p>
      <text:p text:style-name="P1"><text:span text:style-name="T1">int</text:span> num = <text:span text:style-name="T7">0</text:span>;</text:p>
      <text:p text:style-name="P1"><text:span text:style-name="T1">float</text:span> total_tat = <text:span text:style-name="T7">0</text:span>, total_wt = <text:span text:style-name="T7">0</text:span>, avg_tat = <text:span text:style-name="T7">0</text:span>, avg_wt = <text:span text:style-name="T7">0</text:span>;</text:p>
      <text:p text:style-name="P2">    <text:span text:style-name="T2">for</text:span><text:span text:style-name="T6">(; n != </text:span><text:span text:style-name="T8">0</text:span><text:span text:style-name="T6">; n = n-&gt;next, num++)</text:span></text:p>
      <text:p text:style-name="P2">    <text:span text:style-name="T6">{</text:span></text:p>
      <text:p text:style-name="P2">        <text:span text:style-name="T6">total_tat = total_tat + n-&gt;data-&gt;tat;</text:span></text:p>
      <text:p text:style-name="P2">        <text:span text:style-name="T6">total_wt = total_wt + n-&gt;data-&gt;wt;</text:span></text:p>
      <text:p text:style-name="P2">    <text:span text:style-name="T6">}</text:span></text:p>
      <text:p text:style-name="P1">avg_tat = total_tat / num;</text:p>
      <text:p text:style-name="P2">    <text:span text:style-name="T6">avg_wt = total_wt / num;</text:span></text:p>
      <text:p text:style-name="P1">printf(<text:span text:style-name="T3">"\naverage turn arround time = %.3f\n"</text:span>,avg_tat);</text:p>
      <text:p text:style-name="P2">    <text:span text:style-name="T6">printf(</text:span><text:span text:style-name="T4">"average waiting time = %.3f\n"</text:span><text:span text:style-name="T6">,avg_wt);</text:span></text:p>
      <text:p text:style-name="P1">}</text:p>
      <text:p text:style-name="P8"/>
      <text:p text:style-name="P3">/*</text:p>
      <text:p text:style-name="P3">* fcfs.c</text:p>
      <text:p text:style-name="P3">*</text:p>
      <text:p text:style-name="P3">* Created on: 09-Mar-2019</text:p>
      <text:p text:style-name="P3">* Author: abhimanyu</text:p>
      <text:p text:style-name="P3">*/</text:p>
      <text:p text:style-name="P1"><text:span text:style-name="T1">#include </text:span><text:span text:style-name="T3">&lt;stdio.h&gt;</text:span></text:p>
      <text:p text:style-name="P1"><text:span text:style-name="T1">#include </text:span><text:span text:style-name="T3">&lt;stdlib.h&gt;</text:span></text:p>
      <text:p text:style-name="P1"><text:span text:style-name="T1">#include </text:span><text:span text:style-name="T3">"queue.h"</text:span></text:p>
      <text:p text:style-name="P1"><text:span text:style-name="T1">#include </text:span><text:span text:style-name="T3">"process.h"</text:span></text:p>
      <text:p text:style-name="P1"><text:span text:style-name="T1">#include </text:span><text:span text:style-name="T3">"node.h"</text:span></text:p>
      <text:p text:style-name="P1"><text:span text:style-name="T1">void</text:span> fcfs(Queue *init)</text:p>
      <text:p text:style-name="P1">{</text:p>
      <text:p text:style-name="P1">Node* n;</text:p>
      <text:p text:style-name="P1">Queue *rq = queue_clone(init);</text:p>
      <text:p text:style-name="P1"><text:span text:style-name="T1">int</text:span> num = <text:span text:style-name="T7">0</text:span>;    <text:span text:style-name="T5">//number of elements in queue</text:span></text:p>
      <text:p text:style-name="P1"><text:span text:style-name="T1">float</text:span> cpu_time = <text:span text:style-name="T7">0</text:span>, idle_time = <text:span text:style-name="T7">0</text:span>, throughput = <text:span text:style-name="T7">0</text:span>,temp = <text:span text:style-name="T7">0</text:span>;</text:p>
      <text:p text:style-name="P1"><text:soft-page-break/>printf(<text:span text:style-name="T3">"\nfirst come first serve process scheduling\n\n"</text:span>);</text:p>
      <text:p text:style-name="P1">queue_sort(rq,<text:span text:style-name="T3">"at"</text:span>);</text:p>
      <text:p text:style-name="P1"><text:span text:style-name="T1">for</text:span>(n = rq-&gt;start; n != <text:span text:style-name="T7">0</text:span>; n = n-&gt;next,num++);</text:p>
      <text:p text:style-name="P1"><text:span text:style-name="T1">for</text:span>(n = rq-&gt;start; n != <text:span text:style-name="T7">0</text:span>; n = n-&gt;next)</text:p>
      <text:p text:style-name="P1">{</text:p>
      <text:p text:style-name="P2">    <text:span text:style-name="T6">Process* p = n-&gt;data;</text:span></text:p>
      <text:p text:style-name="P1"><text:span text:style-name="T1">if</text:span>(p-&gt;at &gt; cpu_time)</text:p>
      <text:p text:style-name="P1">{</text:p>
      <text:p text:style-name="P1">temp = p-&gt;at - cpu_time;</text:p>
      <text:p text:style-name="P1">printf(<text:span text:style-name="T3">"| idle (%.1f-%.1f)|"</text:span>, cpu_time, cpu_time + temp);</text:p>
      <text:p text:style-name="P1">cpu_time = cpu_time + temp;</text:p>
      <text:p text:style-name="P1">idle_time = idle_time + temp;</text:p>
      <text:p text:style-name="P1">}</text:p>
      <text:p text:style-name="P1">p-&gt;ft = cpu_time + p-&gt;bt;</text:p>
      <text:p text:style-name="P1">printf(<text:span text:style-name="T3">"| P%d (%.1f-%.1f)|"</text:span>, p-&gt;pid, cpu_time, p-&gt;ft);</text:p>
      <text:p text:style-name="P1">p-&gt;rt = cpu_time;</text:p>
      <text:p text:style-name="P1">cpu_time = p-&gt;ft;</text:p>
      <text:p text:style-name="P1">}</text:p>
      <text:p text:style-name="P1">calc_tat(rq);</text:p>
      <text:p text:style-name="P1">calc_wt(rq);</text:p>
      <text:p text:style-name="P1">gantt_chart(rq);</text:p>
      <text:p text:style-name="P1">cal_avg_tat_wt(rq);</text:p>
      <text:p text:style-name="P2">    <text:span text:style-name="T6">throughput = num / cpu_time;</text:span></text:p>
      <text:p text:style-name="P2">    <text:span text:style-name="T6">printf(</text:span><text:span text:style-name="T4">"throughput of the system = %.3f\n"</text:span><text:span text:style-name="T6">,throughput);</text:span></text:p>
      <text:p text:style-name="P1">printf(<text:span text:style-name="T3">"cpu idle time = %.3f\n"</text:span>,idle_time);</text:p>
      <text:p text:style-name="P1">queue_delete(rq);</text:p>
      <text:p text:style-name="P1">}</text:p>
      <text:p text:style-name="P8"/>
      <text:p text:style-name="P3">/*</text:p>
      <text:p text:style-name="P3">* sjf.c</text:p>
      <text:p text:style-name="P3">*</text:p>
      <text:p text:style-name="P3">* Created on: 09-Mar-2019</text:p>
      <text:p text:style-name="P3">* Author: abhimanyu</text:p>
      <text:p text:style-name="P3">*/</text:p>
      <text:p text:style-name="P1"><text:span text:style-name="T1">#include</text:span><text:span text:style-name="T3">&lt;stdio.h&gt;</text:span></text:p>
      <text:p text:style-name="P1"><text:span text:style-name="T1">#include</text:span><text:span text:style-name="T3">&lt;stdlib.h&gt;</text:span></text:p>
      <text:p text:style-name="P1"><text:span text:style-name="T1">#include</text:span><text:span text:style-name="T3">&lt;limits.h&gt;</text:span></text:p>
      <text:p text:style-name="P1"><text:span text:style-name="T1">#include </text:span><text:span text:style-name="T3">"queue.h"</text:span></text:p>
      <text:p text:style-name="P1"><text:span text:style-name="T1">#include </text:span><text:span text:style-name="T3">"process.h"</text:span></text:p>
      <text:p text:style-name="P1"><text:span text:style-name="T1">#include </text:span><text:span text:style-name="T3">"node.h"</text:span></text:p>
      <text:p text:style-name="P1"><text:span text:style-name="T1">void</text:span> sjf(Queue* init)</text:p>
      <text:p text:style-name="P1">{</text:p>
      <text:p text:style-name="P2">    <text:span text:style-name="T6">Process *p;</text:span></text:p>
      <text:p text:style-name="P1">Node* n, *add;</text:p>
      <text:p text:style-name="P1">Queue *rq = queue_create(), *inpq= queue_clone(init);</text:p>
      <text:p text:style-name="P1"><text:span text:style-name="T1">float</text:span> cpu_time = <text:span text:style-name="T7">0</text:span>, idle_time = <text:span text:style-name="T7">0</text:span>, throughput = <text:span text:style-name="T7">0</text:span>, temp = <text:span text:style-name="T7">0</text:span>;</text:p>
      <text:p text:style-name="P1"><text:span text:style-name="T1">int</text:span> num = <text:span text:style-name="T7">0</text:span>, i;</text:p>
      <text:p text:style-name="P1">queue_sort(inpq,<text:span text:style-name="T3">"at"</text:span>);</text:p>
      <text:p text:style-name="P1">add = inpq-&gt;start;</text:p>
      <text:p text:style-name="P1">cpu_time = idle_time = inpq-&gt;start-&gt;data-&gt;at;</text:p>
      <text:p text:style-name="P1"><text:soft-page-break/><text:span text:style-name="T1">for</text:span>(n = inpq-&gt;start; n != <text:span text:style-name="T7">0</text:span>; n = n-&gt;next,num++);</text:p>
      <text:p text:style-name="P1">printf(<text:span text:style-name="T3">"\nsortest job first scheduling\n\n"</text:span>);</text:p>
      <text:p text:style-name="P1"><text:span text:style-name="T1">for</text:span>(i = <text:span text:style-name="T7">0</text:span>; i &lt; num; i++)</text:p>
      <text:p text:style-name="P1">{</text:p>
      <text:p text:style-name="P2">    <text:span text:style-name="T2">for</text:span><text:span text:style-name="T6">( n = add; n != </text:span><text:span text:style-name="T8">0</text:span><text:span text:style-name="T6"> &amp;&amp; n-&gt;data-&gt;at &lt;= cpu_time; n = n-&gt;next)</text:span></text:p>
      <text:p text:style-name="P2">    <text:span text:style-name="T6">{</text:span></text:p>
      <text:p text:style-name="P2">        <text:span text:style-name="T6">queue_push(rq,n-&gt;data);</text:span></text:p>
      <text:p text:style-name="P2">        <text:span text:style-name="T6">n-&gt;data-&gt;rq = </text:span><text:span text:style-name="T8">1</text:span><text:span text:style-name="T6">;</text:span></text:p>
      <text:p text:style-name="P2">        <text:span text:style-name="T6">add = add-&gt;next;</text:span></text:p>
      <text:p text:style-name="P2">    <text:span text:style-name="T6">}     </text:span></text:p>
      <text:p text:style-name="P2">    <text:span text:style-name="T6">queue_sort(rq,</text:span><text:span text:style-name="T4">"bt"</text:span><text:span text:style-name="T6">);</text:span></text:p>
      <text:p text:style-name="P2">    <text:span text:style-name="T2">if</text:span><text:span text:style-name="T6">(rq-&gt;start == </text:span><text:span text:style-name="T8">0</text:span><text:span text:style-name="T6">)</text:span></text:p>
      <text:p text:style-name="P2">    <text:span text:style-name="T6">{</text:span></text:p>
      <text:p text:style-name="P2">        <text:span text:style-name="T6">temp = add-&gt;data-&gt;at - cpu_time;</text:span></text:p>
      <text:p text:style-name="P2">        <text:span text:style-name="T6">printf(</text:span><text:span text:style-name="T4">"| idle (%.1f-%.1f)|"</text:span><text:span text:style-name="T6">, cpu_time, cpu_time + temp);</text:span></text:p>
      <text:p text:style-name="P2">        <text:span text:style-name="T6">idle_time = idle_time + temp;</text:span></text:p>
      <text:p text:style-name="P2">        <text:span text:style-name="T6">cpu_time = cpu_time + temp;</text:span></text:p>
      <text:p text:style-name="P2">        <text:span text:style-name="T6">i = i - </text:span><text:span text:style-name="T8">1</text:span><text:span text:style-name="T6">;</text:span></text:p>
      <text:p text:style-name="P2">    <text:span text:style-name="T6">}</text:span></text:p>
      <text:p text:style-name="P2">    <text:span text:style-name="T2">else</text:span></text:p>
      <text:p text:style-name="P2">    <text:span text:style-name="T6">{</text:span></text:p>
      <text:p text:style-name="P2">        <text:span text:style-name="T6">p = rq-&gt;start-&gt;data;</text:span></text:p>
      <text:p text:style-name="P2">        <text:span text:style-name="T6">p-&gt;ft = cpu_time + p-&gt;bt;</text:span></text:p>
      <text:p text:style-name="P2">        <text:span text:style-name="T6">printf(</text:span><text:span text:style-name="T4">"| P%d (%.1f-%.1f)|"</text:span><text:span text:style-name="T6">, p-&gt;pid, cpu_time, p-&gt;ft);</text:span></text:p>
      <text:p text:style-name="P2">        <text:span text:style-name="T6">p-&gt;rt = cpu_time;</text:span></text:p>
      <text:p text:style-name="P2">        <text:span text:style-name="T6">cpu_time = p-&gt;ft;</text:span></text:p>
      <text:p text:style-name="P2">        <text:span text:style-name="T6">p-&gt;ps = </text:span><text:span text:style-name="T8">1</text:span><text:span text:style-name="T6">;</text:span></text:p>
      <text:p text:style-name="P2">        <text:span text:style-name="T6">queue_pop(rq);</text:span></text:p>
      <text:p text:style-name="P2">    <text:span text:style-name="T6">} </text:span></text:p>
      <text:p text:style-name="P1">}</text:p>
      <text:p text:style-name="P1">calc_tat(inpq);</text:p>
      <text:p text:style-name="P1">calc_wt(inpq);</text:p>
      <text:p text:style-name="P1">queue_sort(inpq,<text:span text:style-name="T3">"at"</text:span>);</text:p>
      <text:p text:style-name="P1">gantt_chart(inpq);</text:p>
      <text:p text:style-name="P1">cal_avg_tat_wt(inpq);</text:p>
      <text:p text:style-name="P2">    <text:span text:style-name="T6">throughput = num / cpu_time;</text:span></text:p>
      <text:p text:style-name="P2">    <text:span text:style-name="T6">printf(</text:span><text:span text:style-name="T4">"throughput of the system = %.3f\n"</text:span><text:span text:style-name="T6">,throughput);</text:span></text:p>
      <text:p text:style-name="P1">printf(<text:span text:style-name="T3">"cpu idle time = %.3f\n"</text:span>,idle_time);</text:p>
      <text:p text:style-name="P1">queue_delete(inpq);</text:p>
      <text:p text:style-name="P1">}</text:p>
      <text:p text:style-name="P6"/>
      <text:p text:style-name="P6"/>
      <text:p text:style-name="P3">/*</text:p>
      <text:p text:style-name="P3">* srtn.c</text:p>
      <text:p text:style-name="P3">*</text:p>
      <text:p text:style-name="P3">* Created on: 12-Mar-2019</text:p>
      <text:p text:style-name="P3">* Author: abhimanyu</text:p>
      <text:p text:style-name="P3">*/</text:p>
      <text:p text:style-name="P1"><text:span text:style-name="T1">#include</text:span><text:span text:style-name="T3">&lt;stdio.h&gt;</text:span></text:p>
      <text:p text:style-name="P1"><text:span text:style-name="T1">#include</text:span><text:span text:style-name="T3">&lt;stdlib.h&gt;</text:span></text:p>
      <text:p text:style-name="P1"><text:span text:style-name="T1">#include</text:span><text:span text:style-name="T3">&lt;limits.h&gt;</text:span></text:p>
      <text:p text:style-name="P1"><text:soft-page-break/><text:span text:style-name="T1">#include </text:span><text:span text:style-name="T3">"queue.h"</text:span></text:p>
      <text:p text:style-name="P1"><text:span text:style-name="T1">#include </text:span><text:span text:style-name="T3">"process.h"</text:span></text:p>
      <text:p text:style-name="P1"><text:span text:style-name="T1">#include </text:span><text:span text:style-name="T3">"node.h"</text:span></text:p>
      <text:p text:style-name="P1"><text:span text:style-name="T1">void</text:span> srtn(Queue* init)</text:p>
      <text:p text:style-name="P1">{</text:p>
      <text:p text:style-name="P2">    <text:span text:style-name="T6">Process *p;</text:span></text:p>
      <text:p text:style-name="P1">Node* n, *add;</text:p>
      <text:p text:style-name="P1">Queue *rq = queue_create(), *inpq= queue_clone(init);</text:p>
      <text:p text:style-name="P1"><text:span text:style-name="T1">float</text:span> cpu_time = <text:span text:style-name="T7">0</text:span>, idle_time = <text:span text:style-name="T7">0</text:span>, throughput = <text:span text:style-name="T7">0</text:span>, temp = <text:span text:style-name="T7">0</text:span>, max_time =<text:span text:style-name="T7">0</text:span>;</text:p>
      <text:p text:style-name="P1"><text:span text:style-name="T1">int</text:span> num = <text:span text:style-name="T7">0</text:span>, i;</text:p>
      <text:p text:style-name="P1">queue_sort(inpq,<text:span text:style-name="T3">"at"</text:span>);</text:p>
      <text:p text:style-name="P1">add = inpq-&gt;start;</text:p>
      <text:p text:style-name="P1">cpu_time = idle_time = inpq-&gt;start-&gt;data-&gt;at;</text:p>
      <text:p text:style-name="P1"><text:span text:style-name="T1">for</text:span>(n = inpq-&gt;start; n != <text:span text:style-name="T7">0</text:span>; n = n-&gt;next,num++);</text:p>
      <text:p text:style-name="P1">printf(<text:span text:style-name="T3">"\nsortest remaining time next scheduling\n"</text:span>); </text:p>
      <text:p text:style-name="P1"><text:span text:style-name="T1">for</text:span>(i = <text:span text:style-name="T7">0</text:span>; i &lt; num; i++)</text:p>
      <text:p text:style-name="P1">{</text:p>
      <text:p text:style-name="P2">    <text:span text:style-name="T2">for</text:span><text:span text:style-name="T6">( n = add; n != </text:span><text:span text:style-name="T8">0</text:span><text:span text:style-name="T6"> &amp;&amp; n-&gt;data-&gt;at &lt;= cpu_time; n = n-&gt;next)</text:span></text:p>
      <text:p text:style-name="P2">    <text:span text:style-name="T6">{</text:span></text:p>
      <text:p text:style-name="P2">     <text:span text:style-name="T6">queue_push(rq,n-&gt;data);</text:span></text:p>
      <text:p text:style-name="P2">     <text:span text:style-name="T6">n-&gt;data-&gt;rq = </text:span><text:span text:style-name="T8">1</text:span><text:span text:style-name="T6">;</text:span></text:p>
      <text:p text:style-name="P2">     <text:span text:style-name="T6">add = add-&gt;next;</text:span></text:p>
      <text:p text:style-name="P2">     <text:span text:style-name="T2">if</text:span><text:span text:style-name="T6">(add != </text:span><text:span text:style-name="T8">0</text:span><text:span text:style-name="T6">) max_time = add-&gt;data-&gt;at - cpu_time;</text:span></text:p>
      <text:p text:style-name="P2">     <text:span text:style-name="T2">else</text:span><text:span text:style-name="T6"> max_time = LLONG_MAX;</text:span></text:p>
      <text:p text:style-name="P2">    <text:span text:style-name="T6">}    </text:span></text:p>
      <text:p text:style-name="P2">    <text:span text:style-name="T6">queue_sort(rq,</text:span><text:span text:style-name="T4">"rbt"</text:span><text:span text:style-name="T6">);</text:span></text:p>
      <text:p text:style-name="P2">    <text:span text:style-name="T2">if</text:span><text:span text:style-name="T6">(rq-&gt;start == </text:span><text:span text:style-name="T8">0</text:span><text:span text:style-name="T6">)</text:span></text:p>
      <text:p text:style-name="P2">    <text:span text:style-name="T6">{</text:span></text:p>
      <text:p text:style-name="P2">         <text:span text:style-name="T6">temp = add-&gt;data-&gt;at - cpu_time;</text:span></text:p>
      <text:p text:style-name="P2">         <text:span text:style-name="T6">printf(</text:span><text:span text:style-name="T4">"| idle (%.1f-%.1f)|"</text:span><text:span text:style-name="T6">, cpu_time, cpu_time + temp);</text:span></text:p>
      <text:p text:style-name="P2">         <text:span text:style-name="T6">idle_time = idle_time + temp;</text:span></text:p>
      <text:p text:style-name="P2">         <text:span text:style-name="T6">cpu_time = cpu_time + temp;</text:span></text:p>
      <text:p text:style-name="P2">         <text:span text:style-name="T6">i = i - </text:span><text:span text:style-name="T8">1</text:span><text:span text:style-name="T6">;</text:span></text:p>
      <text:p text:style-name="P2">    <text:span text:style-name="T6">}</text:span></text:p>
      <text:p text:style-name="P2">    <text:span text:style-name="T2">else</text:span></text:p>
      <text:p text:style-name="P2">    <text:span text:style-name="T6">{</text:span></text:p>
      <text:p text:style-name="P2">        <text:span text:style-name="T6">p = rq-&gt;start-&gt;data;</text:span></text:p>
      <text:p text:style-name="P2">        <text:span text:style-name="T2">if</text:span><text:span text:style-name="T6">(p-&gt;rbt &lt; max_time) temp = p-&gt;rbt;</text:span></text:p>
      <text:p text:style-name="P2">        <text:span text:style-name="T2">else</text:span><text:span text:style-name="T6"> temp = max_time;</text:span></text:p>
      <text:p text:style-name="P2">        <text:span text:style-name="T2">if</text:span><text:span text:style-name="T6">(p-&gt;bt == p-&gt;rbt) p-&gt;rt = cpu_time;</text:span></text:p>
      <text:p text:style-name="P2">        <text:span text:style-name="T6">p-&gt;ft = cpu_time + temp;</text:span></text:p>
      <text:p text:style-name="P2">        <text:span text:style-name="T6">p-&gt;rbt = p-&gt;rbt - temp;</text:span></text:p>
      <text:p text:style-name="P2">        <text:span text:style-name="T6">printf(</text:span><text:span text:style-name="T4">"| P%d (%.1f-%.1f)|"</text:span><text:span text:style-name="T6">, p-&gt;pid, cpu_time, p-&gt;ft);</text:span></text:p>
      <text:p text:style-name="P2">        <text:span text:style-name="T6">cpu_time = p-&gt;ft;</text:span></text:p>
      <text:p text:style-name="P2">        <text:span text:style-name="T6">queue_pop(rq);</text:span></text:p>
      <text:p text:style-name="P2">        <text:span text:style-name="T2">if</text:span><text:span text:style-name="T6">(p-&gt;rbt != </text:span><text:span text:style-name="T8">0</text:span><text:span text:style-name="T6">)</text:span></text:p>
      <text:p text:style-name="P2">        <text:span text:style-name="T6">{</text:span></text:p>
      <text:p text:style-name="P2">            <text:span text:style-name="T6">queue_push(rq, p);</text:span></text:p>
      <text:p text:style-name="P2">            <text:span text:style-name="T6">i--;</text:span></text:p>
      <text:p text:style-name="P2">        <text:span text:style-name="T6">}</text:span></text:p>
      <text:p text:style-name="P2">    <text:span text:style-name="T6">} </text:span></text:p>
      <text:p text:style-name="P1"><text:soft-page-break/>}</text:p>
      <text:p text:style-name="P1">calc_tat(inpq);</text:p>
      <text:p text:style-name="P1">calc_wt(inpq);</text:p>
      <text:p text:style-name="P1">queue_sort(inpq,<text:span text:style-name="T3">"at"</text:span>);</text:p>
      <text:p text:style-name="P1">gantt_chart(inpq);</text:p>
      <text:p text:style-name="P1">cal_avg_tat_wt(inpq);</text:p>
      <text:p text:style-name="P2">    <text:span text:style-name="T6">throughput = num / cpu_time;</text:span></text:p>
      <text:p text:style-name="P2">    <text:span text:style-name="T6">printf(</text:span><text:span text:style-name="T4">"throughput of the system = %.3f\n"</text:span><text:span text:style-name="T6">,throughput);</text:span></text:p>
      <text:p text:style-name="P1">printf(<text:span text:style-name="T3">"cpu idle time = %.3f\n"</text:span>,idle_time);</text:p>
      <text:p text:style-name="P1">queue_delete(inpq);</text:p>
      <text:p text:style-name="P1">}</text:p>
      <text:p text:style-name="P1"/>
      <text:p text:style-name="P3">/*</text:p>
      <text:p text:style-name="P3">* rr.c</text:p>
      <text:p text:style-name="P3">*</text:p>
      <text:p text:style-name="P3">* Created on: 12-Mar-2019</text:p>
      <text:p text:style-name="P3">* Author: abhimanyu</text:p>
      <text:p text:style-name="P3">*/</text:p>
      <text:p text:style-name="P1"><text:span text:style-name="T1">#include </text:span><text:span text:style-name="T3">&lt;stdio.h&gt;</text:span></text:p>
      <text:p text:style-name="P1"><text:span text:style-name="T1">#include </text:span><text:span text:style-name="T3">&lt;stdlib.h&gt;</text:span></text:p>
      <text:p text:style-name="P1"><text:span text:style-name="T1">#include </text:span><text:span text:style-name="T3">"queue.h"</text:span></text:p>
      <text:p text:style-name="P1"><text:span text:style-name="T1">#include </text:span><text:span text:style-name="T3">"process.h"</text:span></text:p>
      <text:p text:style-name="P1"><text:span text:style-name="T1">#include </text:span><text:span text:style-name="T3">"node.h"</text:span></text:p>
      <text:p text:style-name="P1"><text:span text:style-name="T1">void</text:span> rr(Queue *init)</text:p>
      <text:p text:style-name="P1">{</text:p>
      <text:p text:style-name="P1">Node* n, *add;</text:p>
      <text:p text:style-name="P1">Queue *rq = queue_create(), *inpq= queue_clone(init);</text:p>
      <text:p text:style-name="P1">Process *p;</text:p>
      <text:p text:style-name="P1"><text:span text:style-name="T1">int</text:span> num = <text:span text:style-name="T7">0</text:span>, i; <text:span text:style-name="T5">//number of elements in queue</text:span></text:p>
      <text:p text:style-name="P1"><text:span text:style-name="T1">float</text:span> cpu_time = <text:span text:style-name="T7">0</text:span>, idle_time = <text:span text:style-name="T7">0</text:span>, throughput = <text:span text:style-name="T7">0</text:span>,temp = <text:span text:style-name="T7">0</text:span>, quantum = <text:span text:style-name="T7">0</text:span>;</text:p>
      <text:p text:style-name="P1">printf(<text:span text:style-name="T3">"\nround robbin process scheduling\n\n"</text:span>);</text:p>
      <text:p text:style-name="P1">printf(<text:span text:style-name="T3">"enter time quantum: "</text:span>);</text:p>
      <text:p text:style-name="P1">scanf(<text:span text:style-name="T3">"%f"</text:span>,&amp;quantum);</text:p>
      <text:p text:style-name="P1">queue_sort(inpq,<text:span text:style-name="T3">"at"</text:span>);</text:p>
      <text:p text:style-name="P1">add = inpq-&gt;start;</text:p>
      <text:p text:style-name="P2">    <text:span text:style-name="T2">for</text:span><text:span text:style-name="T6">(n = inpq-&gt;start; n != </text:span><text:span text:style-name="T8">0</text:span><text:span text:style-name="T6">; n = n-&gt;next, num++);</text:span></text:p>
      <text:p text:style-name="P2">    <text:span text:style-name="T2">void</text:span><text:span text:style-name="T6"> add_p()</text:span></text:p>
      <text:p text:style-name="P2">    <text:span text:style-name="T6">{</text:span></text:p>
      <text:p text:style-name="P2">        <text:span text:style-name="T2">for</text:span><text:span text:style-name="T6"> (n = add; n != </text:span><text:span text:style-name="T8">0</text:span><text:span text:style-name="T6"> &amp;&amp; n-&gt;data-&gt;at &lt;= cpu_time; n = n-&gt;next)</text:span></text:p>
      <text:p text:style-name="P2">        <text:span text:style-name="T6">{</text:span></text:p>
      <text:p text:style-name="P2">            <text:span text:style-name="T6">queue_push(rq, n-&gt;data);</text:span></text:p>
      <text:p text:style-name="P2">            <text:span text:style-name="T6">n-&gt;data-&gt;rq = </text:span><text:span text:style-name="T8">1</text:span><text:span text:style-name="T6">;</text:span></text:p>
      <text:p text:style-name="P2">            <text:span text:style-name="T6">add = add-&gt;next;</text:span></text:p>
      <text:p text:style-name="P2">        <text:span text:style-name="T6">}</text:span></text:p>
      <text:p text:style-name="P2">    <text:span text:style-name="T6">}</text:span></text:p>
      <text:p text:style-name="P2">    <text:span text:style-name="T2">for</text:span><text:span text:style-name="T6">(i = </text:span><text:span text:style-name="T8">0</text:span><text:span text:style-name="T6">; i &lt; num; i++)</text:span></text:p>
      <text:p text:style-name="P2">    <text:span text:style-name="T6">{</text:span></text:p>
      <text:p text:style-name="P2">        <text:span text:style-name="T6">add_p();</text:span></text:p>
      <text:p text:style-name="P2">        <text:span text:style-name="T2">if</text:span><text:span text:style-name="T6">(rq-&gt;start != </text:span><text:span text:style-name="T8">0</text:span><text:span text:style-name="T6">)</text:span></text:p>
      <text:p text:style-name="P2">        <text:span text:style-name="T6">{</text:span></text:p>
      <text:p text:style-name="P2">            <text:span text:style-name="T6">p = rq-&gt;start-&gt;data;</text:span></text:p>
      <text:p text:style-name="P2"><text:soft-page-break/>            <text:span text:style-name="T2">if</text:span><text:span text:style-name="T6"> (p-&gt;rbt &lt; quantum)</text:span></text:p>
      <text:p text:style-name="P2">                <text:span text:style-name="T6">temp = p-&gt;rbt;</text:span></text:p>
      <text:p text:style-name="P2">            <text:span text:style-name="T2">else</text:span></text:p>
      <text:p text:style-name="P2">                <text:span text:style-name="T6">temp = quantum;</text:span></text:p>
      <text:p text:style-name="P2">            <text:span text:style-name="T2">if</text:span><text:span text:style-name="T6"> (p-&gt;bt == p-&gt;rbt)</text:span></text:p>
      <text:p text:style-name="P2">                <text:span text:style-name="T6">p-&gt;rt = cpu_time;</text:span></text:p>
      <text:p text:style-name="P2">            <text:span text:style-name="T6">p-&gt;ft = cpu_time + temp;</text:span></text:p>
      <text:p text:style-name="P2">            <text:span text:style-name="T6">p-&gt;rbt = p-&gt;rbt - temp;</text:span></text:p>
      <text:p text:style-name="P2">            <text:span text:style-name="T6">printf(</text:span><text:span text:style-name="T4">"| P%d (%.1f-%.1f)|"</text:span><text:span text:style-name="T6">, p-&gt;pid, cpu_time, p-&gt;ft);</text:span></text:p>
      <text:p text:style-name="P2">            <text:span text:style-name="T6">cpu_time = p-&gt;ft;</text:span></text:p>
      <text:p text:style-name="P2">            </text:p>
      <text:p text:style-name="P2">            <text:span text:style-name="T2">if</text:span><text:span text:style-name="T6"> (p-&gt;rbt != </text:span><text:span text:style-name="T8">0</text:span><text:span text:style-name="T6">)</text:span></text:p>
      <text:p text:style-name="P2">            <text:span text:style-name="T6">{</text:span></text:p>
      <text:p text:style-name="P2">                <text:span text:style-name="T6">queue_push(rq, p);</text:span></text:p>
      <text:p text:style-name="P2">                <text:span text:style-name="T6">i--;</text:span></text:p>
      <text:p text:style-name="P2">            <text:span text:style-name="T6">}</text:span></text:p>
      <text:p text:style-name="P2">            <text:span text:style-name="T6">queue_pop(rq);</text:span></text:p>
      <text:p text:style-name="P2">            <text:span text:style-name="T6">add_p();</text:span></text:p>
      <text:p text:style-name="P2">        <text:span text:style-name="T6">}</text:span></text:p>
      <text:p text:style-name="P2">        </text:p>
      <text:p text:style-name="P2">        <text:span text:style-name="T2">if</text:span><text:span text:style-name="T6"> (rq-&gt;start == </text:span><text:span text:style-name="T8">0</text:span><text:span text:style-name="T6"> &amp;&amp; add != </text:span><text:span text:style-name="T8">0</text:span><text:span text:style-name="T6">)</text:span></text:p>
      <text:p text:style-name="P2">        <text:span text:style-name="T6">{</text:span></text:p>
      <text:p text:style-name="P2">            <text:span text:style-name="T6">temp = add-&gt;data-&gt;at - cpu_time;</text:span></text:p>
      <text:p text:style-name="P2">            <text:span text:style-name="T6">printf(</text:span><text:span text:style-name="T4">"| idle (%.1f-%.1f)|"</text:span><text:span text:style-name="T6">, cpu_time, cpu_time + temp);</text:span></text:p>
      <text:p text:style-name="P2">            <text:span text:style-name="T6">idle_time = idle_time + temp;</text:span></text:p>
      <text:p text:style-name="P2">            <text:span text:style-name="T6">cpu_time = cpu_time + temp;</text:span></text:p>
      <text:p text:style-name="P2">            <text:span text:style-name="T6">add_p();</text:span></text:p>
      <text:p text:style-name="P2">            <text:span text:style-name="T6">i = i - </text:span><text:span text:style-name="T8">1</text:span><text:span text:style-name="T6">;          </text:span></text:p>
      <text:p text:style-name="P2">        <text:span text:style-name="T6">}</text:span></text:p>
      <text:p text:style-name="P2">    <text:span text:style-name="T6">}</text:span></text:p>
      <text:p text:style-name="P1">calc_tat(inpq);</text:p>
      <text:p text:style-name="P1">calc_wt(inpq);</text:p>
      <text:p text:style-name="P1">gantt_chart(inpq);</text:p>
      <text:p text:style-name="P1">cal_avg_tat_wt(inpq);</text:p>
      <text:p text:style-name="P2">    <text:span text:style-name="T6">throughput = num / cpu_time;</text:span></text:p>
      <text:p text:style-name="P2">    <text:span text:style-name="T6">printf(</text:span><text:span text:style-name="T4">"throughput of the system = %.3f\n"</text:span><text:span text:style-name="T6">,throughput);</text:span></text:p>
      <text:p text:style-name="P1">printf(<text:span text:style-name="T3">"cpu idle time = %.3f\n"</text:span>,idle_time);</text:p>
      <text:p text:style-name="P1">queue_delete(inpq);</text:p>
      <text:p text:style-name="P1">}</text:p>
      <text:p text:style-name="P1"/>
      <text:p text:style-name="P3">/*</text:p>
      <text:p text:style-name="P3">* dpriority_np.c</text:p>
      <text:p text:style-name="P3">*</text:p>
      <text:p text:style-name="P3">* Created on: 02-Apr-2019</text:p>
      <text:p text:style-name="P3">* Author: abhimanyu</text:p>
      <text:p text:style-name="P3">*/</text:p>
      <text:p text:style-name="P1"><text:span text:style-name="T1">#include</text:span><text:span text:style-name="T3">&lt;stdio.h&gt;</text:span></text:p>
      <text:p text:style-name="P1"><text:span text:style-name="T1">#include</text:span><text:span text:style-name="T3">&lt;stdlib.h&gt;</text:span></text:p>
      <text:p text:style-name="P1"><text:span text:style-name="T1">#include</text:span><text:span text:style-name="T3">&lt;limits.h&gt;</text:span></text:p>
      <text:p text:style-name="P1"><text:span text:style-name="T1">#include </text:span><text:span text:style-name="T3">"queue.h"</text:span></text:p>
      <text:p text:style-name="P1"><text:span text:style-name="T1">#include </text:span><text:span text:style-name="T3">"process.h"</text:span></text:p>
      <text:p text:style-name="P1"><text:soft-page-break/><text:span text:style-name="T1">#include </text:span><text:span text:style-name="T3">"node.h"</text:span></text:p>
      <text:p text:style-name="P1"><text:span text:style-name="T1">void</text:span> dpriority_np(Queue* init)</text:p>
      <text:p text:style-name="P1">{</text:p>
      <text:p text:style-name="P2">    <text:span text:style-name="T6">Process *p;</text:span></text:p>
      <text:p text:style-name="P2">    <text:span text:style-name="T6">Node* n, *add;</text:span></text:p>
      <text:p text:style-name="P2">    <text:span text:style-name="T6">Queue *rq = queue_create(), *inpq = queue_clone(init);</text:span></text:p>
      <text:p text:style-name="P2">    <text:span text:style-name="T2">float</text:span><text:span text:style-name="T6"> cpu_time = </text:span><text:span text:style-name="T8">0</text:span><text:span text:style-name="T6">, idle_time = </text:span><text:span text:style-name="T8">0</text:span><text:span text:style-name="T6">, throughput = </text:span><text:span text:style-name="T8">0</text:span><text:span text:style-name="T6">, temp = </text:span><text:span text:style-name="T8">0</text:span><text:span text:style-name="T6">;</text:span></text:p>
      <text:p text:style-name="P2">    <text:span text:style-name="T2">int</text:span><text:span text:style-name="T6"> num = </text:span><text:span text:style-name="T8">0</text:span><text:span text:style-name="T6">, i;</text:span></text:p>
      <text:p text:style-name="P2">    <text:span text:style-name="T6">queue_sort(inpq, </text:span><text:span text:style-name="T4">"at"</text:span><text:span text:style-name="T6">);</text:span></text:p>
      <text:p text:style-name="P2">    <text:span text:style-name="T6">add = inpq-&gt;start;</text:span></text:p>
      <text:p text:style-name="P2">    <text:span text:style-name="T6">cpu_time = idle_time = inpq-&gt;start-&gt;data-&gt;at;</text:span></text:p>
      <text:p text:style-name="P2">    <text:span text:style-name="T2">for</text:span><text:span text:style-name="T6"> (n = inpq-&gt;start; n != </text:span><text:span text:style-name="T8">0</text:span><text:span text:style-name="T6">; n = n-&gt;next, num++);</text:span></text:p>
      <text:p text:style-name="P2">    <text:span text:style-name="T6">printf(</text:span><text:span text:style-name="T4">"\nincreasing priority scheduling ( non - preemptive )\n"</text:span><text:span text:style-name="T6">);</text:span></text:p>
      <text:p text:style-name="P2">    <text:span text:style-name="T2">for</text:span><text:span text:style-name="T6"> (i = </text:span><text:span text:style-name="T8">0</text:span><text:span text:style-name="T6">; i &lt; num; i++)</text:span></text:p>
      <text:p text:style-name="P2">    <text:span text:style-name="T6">{</text:span></text:p>
      <text:p text:style-name="P2">        <text:span text:style-name="T2">for</text:span><text:span text:style-name="T6"> (n = add; n != </text:span><text:span text:style-name="T8">0</text:span><text:span text:style-name="T6"> &amp;&amp; n-&gt;data-&gt;at &lt;= cpu_time; n = n-&gt;next)</text:span></text:p>
      <text:p text:style-name="P2">        <text:span text:style-name="T6">{</text:span></text:p>
      <text:p text:style-name="P2">            <text:span text:style-name="T6">queue_push(rq, n-&gt;data);</text:span></text:p>
      <text:p text:style-name="P2">            <text:span text:style-name="T6">n-&gt;data-&gt;rq = </text:span><text:span text:style-name="T8">1</text:span><text:span text:style-name="T6">;</text:span></text:p>
      <text:p text:style-name="P2">            <text:span text:style-name="T6">add = add-&gt;next;</text:span></text:p>
      <text:p text:style-name="P2">        <text:span text:style-name="T6">}</text:span></text:p>
      <text:p text:style-name="P2">        <text:span text:style-name="T6">queue_sort(rq, </text:span><text:span text:style-name="T4">"dpr"</text:span><text:span text:style-name="T6">);</text:span></text:p>
      <text:p text:style-name="P2">        <text:span text:style-name="T2">if</text:span><text:span text:style-name="T6"> (rq-&gt;start == </text:span><text:span text:style-name="T8">0</text:span><text:span text:style-name="T6"> &amp;&amp; add != </text:span><text:span text:style-name="T8">0</text:span><text:span text:style-name="T6">)</text:span></text:p>
      <text:p text:style-name="P2">        <text:span text:style-name="T6">{</text:span></text:p>
      <text:p text:style-name="P2">            <text:span text:style-name="T6">temp = add-&gt;data-&gt;at - cpu_time;</text:span></text:p>
      <text:p text:style-name="P2">            <text:span text:style-name="T6">printf(</text:span><text:span text:style-name="T4">"| idle (%.1f-%.1f)|"</text:span><text:span text:style-name="T6">, cpu_time, cpu_time + temp);</text:span></text:p>
      <text:p text:style-name="P2">            <text:span text:style-name="T6">idle_time = idle_time + temp;</text:span></text:p>
      <text:p text:style-name="P2">            <text:span text:style-name="T6">cpu_time = cpu_time + temp;</text:span></text:p>
      <text:p text:style-name="P2">            <text:span text:style-name="T6">i = i - </text:span><text:span text:style-name="T8">1</text:span><text:span text:style-name="T6">;</text:span></text:p>
      <text:p text:style-name="P2">        <text:span text:style-name="T6">}</text:span></text:p>
      <text:p text:style-name="P2">        <text:span text:style-name="T2">else</text:span></text:p>
      <text:p text:style-name="P2">        <text:span text:style-name="T6">{</text:span></text:p>
      <text:p text:style-name="P2">            <text:span text:style-name="T6">p = rq-&gt;start-&gt;data;</text:span></text:p>
      <text:p text:style-name="P2">            <text:span text:style-name="T2">if</text:span><text:span text:style-name="T6"> (p-&gt;bt == p-&gt;rbt)</text:span></text:p>
      <text:p text:style-name="P2">                <text:span text:style-name="T6">p-&gt;rt = cpu_time;</text:span></text:p>
      <text:p text:style-name="P2">            <text:span text:style-name="T6">p-&gt;ft = cpu_time + p-&gt;bt;</text:span></text:p>
      <text:p text:style-name="P2">            <text:span text:style-name="T6">p-&gt;rbt = p-&gt;rbt - temp;</text:span></text:p>
      <text:p text:style-name="P2">            <text:span text:style-name="T6">printf(</text:span><text:span text:style-name="T4">"| P%d (%.1f-%.1f)|"</text:span><text:span text:style-name="T6">, p-&gt;pid, cpu_time, p-&gt;ft);</text:span></text:p>
      <text:p text:style-name="P2">            <text:span text:style-name="T6">cpu_time = p-&gt;ft;</text:span></text:p>
      <text:p text:style-name="P2">            <text:span text:style-name="T6">queue_pop(rq);</text:span></text:p>
      <text:p text:style-name="P2">        <text:span text:style-name="T6">}</text:span></text:p>
      <text:p text:style-name="P2">    <text:span text:style-name="T6">}</text:span></text:p>
      <text:p text:style-name="P2">    <text:span text:style-name="T6">calc_tat(inpq);</text:span></text:p>
      <text:p text:style-name="P2">    <text:span text:style-name="T6">calc_wt(inpq);</text:span></text:p>
      <text:p text:style-name="P2">    <text:span text:style-name="T6">queue_sort(inpq, </text:span><text:span text:style-name="T4">"at"</text:span><text:span text:style-name="T6">);</text:span></text:p>
      <text:p text:style-name="P2">    <text:span text:style-name="T6">gantt_chart(inpq);</text:span></text:p>
      <text:p text:style-name="P2">    <text:span text:style-name="T6">cal_avg_tat_wt(inpq);</text:span></text:p>
      <text:p text:style-name="P2">    <text:span text:style-name="T6">throughput = num / cpu_time;</text:span></text:p>
      <text:p text:style-name="P2">    <text:span text:style-name="T6">printf(</text:span><text:span text:style-name="T4">"throughput of the system = %.3f\n"</text:span><text:span text:style-name="T6">, throughput);</text:span></text:p>
      <text:p text:style-name="P2">    <text:span text:style-name="T6">printf(</text:span><text:span text:style-name="T4">"cpu idle time = %.3f\n"</text:span><text:span text:style-name="T6">, idle_time);</text:span></text:p>
      <text:p text:style-name="P2">    <text:span text:style-name="T6">queue_delete(inpq);</text:span></text:p>
      <text:p text:style-name="P1"><text:soft-page-break/>}</text:p>
      <text:p text:style-name="P1"/>
      <text:p text:style-name="P6"/>
      <text:p text:style-name="P3">/*</text:p>
      <text:p text:style-name="P3">* ipriority_np.c</text:p>
      <text:p text:style-name="P3">*</text:p>
      <text:p text:style-name="P3">* Created on: 02-Apr-2019</text:p>
      <text:p text:style-name="P3">* Author: abhimanyu</text:p>
      <text:p text:style-name="P3">*/</text:p>
      <text:p text:style-name="P1"><text:span text:style-name="T1">#include</text:span><text:span text:style-name="T3">&lt;stdio.h&gt;</text:span></text:p>
      <text:p text:style-name="P1"><text:span text:style-name="T1">#include</text:span><text:span text:style-name="T3">&lt;stdlib.h&gt;</text:span></text:p>
      <text:p text:style-name="P1"><text:span text:style-name="T1">#include</text:span><text:span text:style-name="T3">&lt;limits.h&gt;</text:span></text:p>
      <text:p text:style-name="P1"><text:span text:style-name="T1">#include </text:span><text:span text:style-name="T3">"queue.h"</text:span></text:p>
      <text:p text:style-name="P1"><text:span text:style-name="T1">#include </text:span><text:span text:style-name="T3">"process.h"</text:span></text:p>
      <text:p text:style-name="P1"><text:span text:style-name="T1">#include </text:span><text:span text:style-name="T3">"node.h"</text:span></text:p>
      <text:p text:style-name="P1"><text:span text:style-name="T1">void</text:span> ipriority_np(Queue* init)</text:p>
      <text:p text:style-name="P1">{</text:p>
      <text:p text:style-name="P2">    <text:span text:style-name="T6">Process *p;</text:span></text:p>
      <text:p text:style-name="P2">    <text:span text:style-name="T6">Node* n, *add;</text:span></text:p>
      <text:p text:style-name="P2">    <text:span text:style-name="T6">Queue *rq = queue_create(), *inpq = queue_clone(init);</text:span></text:p>
      <text:p text:style-name="P2">    <text:span text:style-name="T2">float</text:span><text:span text:style-name="T6"> cpu_time = </text:span><text:span text:style-name="T8">0</text:span><text:span text:style-name="T6">, idle_time = </text:span><text:span text:style-name="T8">0</text:span><text:span text:style-name="T6">, throughput = </text:span><text:span text:style-name="T8">0</text:span><text:span text:style-name="T6">, temp = </text:span><text:span text:style-name="T8">0</text:span><text:span text:style-name="T6">;</text:span></text:p>
      <text:p text:style-name="P2">    <text:span text:style-name="T2">int</text:span><text:span text:style-name="T6"> num = </text:span><text:span text:style-name="T8">0</text:span><text:span text:style-name="T6">, i;</text:span></text:p>
      <text:p text:style-name="P2">    <text:span text:style-name="T6">queue_sort(inpq, </text:span><text:span text:style-name="T4">"at"</text:span><text:span text:style-name="T6">);</text:span></text:p>
      <text:p text:style-name="P2">    <text:span text:style-name="T6">add = inpq-&gt;start;</text:span></text:p>
      <text:p text:style-name="P2">    <text:span text:style-name="T6">cpu_time = idle_time = inpq-&gt;start-&gt;data-&gt;at;</text:span></text:p>
      <text:p text:style-name="P2">    <text:span text:style-name="T2">for</text:span><text:span text:style-name="T6"> (n = inpq-&gt;start; n != </text:span><text:span text:style-name="T8">0</text:span><text:span text:style-name="T6">; n = n-&gt;next, num++);</text:span></text:p>
      <text:p text:style-name="P2">    <text:span text:style-name="T6">printf(</text:span><text:span text:style-name="T4">"\nincreasing priority scheduling ( non - preemptive )\n"</text:span><text:span text:style-name="T6">);</text:span></text:p>
      <text:p text:style-name="P2">    <text:span text:style-name="T2">for</text:span><text:span text:style-name="T6"> (i = </text:span><text:span text:style-name="T8">0</text:span><text:span text:style-name="T6">; i &lt; num; i++)</text:span></text:p>
      <text:p text:style-name="P2">    <text:span text:style-name="T6">{</text:span></text:p>
      <text:p text:style-name="P2">        <text:span text:style-name="T2">for</text:span><text:span text:style-name="T6"> (n = add; n != </text:span><text:span text:style-name="T8">0</text:span><text:span text:style-name="T6"> &amp;&amp; n-&gt;data-&gt;at &lt;= cpu_time; n = n-&gt;next)</text:span></text:p>
      <text:p text:style-name="P2">        <text:span text:style-name="T6">{</text:span></text:p>
      <text:p text:style-name="P2">            <text:span text:style-name="T6">queue_push(rq, n-&gt;data);</text:span></text:p>
      <text:p text:style-name="P2">            <text:span text:style-name="T6">n-&gt;data-&gt;rq = </text:span><text:span text:style-name="T8">1</text:span><text:span text:style-name="T6">;</text:span></text:p>
      <text:p text:style-name="P2">            <text:span text:style-name="T6">add = add-&gt;next;</text:span></text:p>
      <text:p text:style-name="P2">        <text:span text:style-name="T6">}</text:span></text:p>
      <text:p text:style-name="P2">        <text:span text:style-name="T6">queue_sort(rq, </text:span><text:span text:style-name="T4">"ipr"</text:span><text:span text:style-name="T6">);</text:span></text:p>
      <text:p text:style-name="P2">        <text:span text:style-name="T2">if</text:span><text:span text:style-name="T6"> (rq-&gt;start == </text:span><text:span text:style-name="T8">0</text:span><text:span text:style-name="T6"> &amp;&amp; add != </text:span><text:span text:style-name="T8">0</text:span><text:span text:style-name="T6">)</text:span></text:p>
      <text:p text:style-name="P2">        <text:span text:style-name="T6">{</text:span></text:p>
      <text:p text:style-name="P2">            <text:span text:style-name="T6">temp = add-&gt;data-&gt;at - cpu_time;</text:span></text:p>
      <text:p text:style-name="P2">            <text:span text:style-name="T6">printf(</text:span><text:span text:style-name="T4">"| idle (%.1f-%.1f)|"</text:span><text:span text:style-name="T6">, cpu_time, cpu_time + temp);</text:span></text:p>
      <text:p text:style-name="P2">            <text:span text:style-name="T6">idle_time = idle_time + temp;</text:span></text:p>
      <text:p text:style-name="P2">            <text:span text:style-name="T6">cpu_time = cpu_time + temp;</text:span></text:p>
      <text:p text:style-name="P2">            <text:span text:style-name="T6">i = i - </text:span><text:span text:style-name="T8">1</text:span><text:span text:style-name="T6">;</text:span></text:p>
      <text:p text:style-name="P2">        <text:span text:style-name="T6">}</text:span></text:p>
      <text:p text:style-name="P2">        <text:span text:style-name="T2">else</text:span></text:p>
      <text:p text:style-name="P2">        <text:span text:style-name="T6">{</text:span></text:p>
      <text:p text:style-name="P2">            <text:span text:style-name="T6">p = rq-&gt;start-&gt;data;</text:span></text:p>
      <text:p text:style-name="P2">            <text:span text:style-name="T2">if</text:span><text:span text:style-name="T6"> (p-&gt;bt == p-&gt;rbt)</text:span></text:p>
      <text:p text:style-name="P2">                <text:span text:style-name="T6">p-&gt;rt = cpu_time;</text:span></text:p>
      <text:p text:style-name="P2">            <text:span text:style-name="T6">p-&gt;ft = cpu_time + p-&gt;bt;</text:span></text:p>
      <text:p text:style-name="P2">            <text:span text:style-name="T6">p-&gt;rbt = p-&gt;rbt - temp;</text:span></text:p>
      <text:p text:style-name="P2"><text:soft-page-break/>            <text:span text:style-name="T6">printf(</text:span><text:span text:style-name="T4">"| P%d (%.1f-%.1f)|"</text:span><text:span text:style-name="T6">, p-&gt;pid, cpu_time, p-&gt;ft);</text:span></text:p>
      <text:p text:style-name="P2">            <text:span text:style-name="T6">cpu_time = p-&gt;ft;</text:span></text:p>
      <text:p text:style-name="P2">            <text:span text:style-name="T6">queue_pop(rq);</text:span></text:p>
      <text:p text:style-name="P2">        <text:span text:style-name="T6">}</text:span></text:p>
      <text:p text:style-name="P2">    <text:span text:style-name="T6">}</text:span></text:p>
      <text:p text:style-name="P2">    <text:span text:style-name="T6">calc_tat(inpq);</text:span></text:p>
      <text:p text:style-name="P2">    <text:span text:style-name="T6">calc_wt(inpq);</text:span></text:p>
      <text:p text:style-name="P2">    <text:span text:style-name="T6">queue_sort(inpq, </text:span><text:span text:style-name="T4">"at"</text:span><text:span text:style-name="T6">);</text:span></text:p>
      <text:p text:style-name="P2">    <text:span text:style-name="T6">gantt_chart(inpq);</text:span></text:p>
      <text:p text:style-name="P2">    <text:span text:style-name="T6">cal_avg_tat_wt(inpq);</text:span></text:p>
      <text:p text:style-name="P2">    <text:span text:style-name="T6">throughput = num / cpu_time;</text:span></text:p>
      <text:p text:style-name="P2">    <text:span text:style-name="T6">printf(</text:span><text:span text:style-name="T4">"throughput of the system = %.3f\n"</text:span><text:span text:style-name="T6">, throughput);</text:span></text:p>
      <text:p text:style-name="P2">    <text:span text:style-name="T6">printf(</text:span><text:span text:style-name="T4">"cpu idle time = %.3f\n"</text:span><text:span text:style-name="T6">, idle_time);    </text:span></text:p>
      <text:p text:style-name="P2">    <text:span text:style-name="T6">queue_delete(inpq);</text:span></text:p>
      <text:p text:style-name="P1">}</text:p>
      <text:p text:style-name="P8"/>
      <text:p text:style-name="P3">/*</text:p>
      <text:p text:style-name="P3">* dpriority.c</text:p>
      <text:p text:style-name="P3">*</text:p>
      <text:p text:style-name="P3">* Created on: 14-Mar-2019</text:p>
      <text:p text:style-name="P3">* Author: abhimanyu</text:p>
      <text:p text:style-name="P3">*/</text:p>
      <text:p text:style-name="P1"><text:span text:style-name="T1">#include</text:span><text:span text:style-name="T3">&lt;stdio.h&gt;</text:span></text:p>
      <text:p text:style-name="P1"><text:span text:style-name="T1">#include</text:span><text:span text:style-name="T3">&lt;stdlib.h&gt;</text:span></text:p>
      <text:p text:style-name="P1"><text:span text:style-name="T1">#include</text:span><text:span text:style-name="T3">&lt;limits.h&gt;</text:span></text:p>
      <text:p text:style-name="P1"><text:span text:style-name="T1">#include </text:span><text:span text:style-name="T3">"queue.h"</text:span></text:p>
      <text:p text:style-name="P1"><text:span text:style-name="T1">#include </text:span><text:span text:style-name="T3">"process.h"</text:span></text:p>
      <text:p text:style-name="P1"><text:span text:style-name="T1">#include </text:span><text:span text:style-name="T3">"node.h"</text:span></text:p>
      <text:p text:style-name="P1"><text:span text:style-name="T1">void</text:span> dpriority(Queue* init)</text:p>
      <text:p text:style-name="P1">{</text:p>
      <text:p text:style-name="P2">    <text:span text:style-name="T6">Process *p;</text:span></text:p>
      <text:p text:style-name="P2">    <text:span text:style-name="T6">Node* n, *add;</text:span></text:p>
      <text:p text:style-name="P2">    <text:span text:style-name="T6">Queue *rq = queue_create(), *inpq = queue_clone(init);</text:span></text:p>
      <text:p text:style-name="P2">    <text:span text:style-name="T2">float</text:span><text:span text:style-name="T6"> cpu_time = </text:span><text:span text:style-name="T8">0</text:span><text:span text:style-name="T6">, idle_time = </text:span><text:span text:style-name="T8">0</text:span><text:span text:style-name="T6">, throughput = </text:span><text:span text:style-name="T8">0</text:span><text:span text:style-name="T6">, temp = </text:span><text:span text:style-name="T8">0</text:span><text:span text:style-name="T6">, max_time = </text:span><text:span text:style-name="T8">0</text:span><text:span text:style-name="T6">;</text:span></text:p>
      <text:p text:style-name="P2">    <text:span text:style-name="T2">int</text:span><text:span text:style-name="T6"> num = </text:span><text:span text:style-name="T8">0</text:span><text:span text:style-name="T6">, i;</text:span></text:p>
      <text:p text:style-name="P2">    <text:span text:style-name="T6">queue_sort(inpq, </text:span><text:span text:style-name="T4">"at"</text:span><text:span text:style-name="T6">);</text:span></text:p>
      <text:p text:style-name="P2">    <text:span text:style-name="T6">add = inpq-&gt;start;</text:span></text:p>
      <text:p text:style-name="P2">    <text:span text:style-name="T6">cpu_time = idle_time = inpq-&gt;start-&gt;data-&gt;at;</text:span></text:p>
      <text:p text:style-name="P2">    <text:span text:style-name="T2">for</text:span><text:span text:style-name="T6"> (n = inpq-&gt;start; n != </text:span><text:span text:style-name="T8">0</text:span><text:span text:style-name="T6">; n = n-&gt;next, num++);  </text:span></text:p>
      <text:p text:style-name="P2">    <text:span text:style-name="T6">printf(</text:span><text:span text:style-name="T4">"\ndecreasing priority scheduling\n"</text:span><text:span text:style-name="T6">);</text:span></text:p>
      <text:p text:style-name="P2">    <text:span text:style-name="T2">for</text:span><text:span text:style-name="T6"> (i = </text:span><text:span text:style-name="T8">0</text:span><text:span text:style-name="T6">; i &lt; num; i++)</text:span></text:p>
      <text:p text:style-name="P2">    <text:span text:style-name="T6">{ </text:span></text:p>
      <text:p text:style-name="P2">        <text:span text:style-name="T2">for</text:span><text:span text:style-name="T6"> (n = add; n != </text:span><text:span text:style-name="T8">0</text:span><text:span text:style-name="T6"> &amp;&amp; n-&gt;data-&gt;at &lt;= cpu_time; n = n-&gt;next)</text:span></text:p>
      <text:p text:style-name="P2">        <text:span text:style-name="T6">{</text:span></text:p>
      <text:p text:style-name="P2">            <text:span text:style-name="T6">queue_push(rq, n-&gt;data);</text:span></text:p>
      <text:p text:style-name="P2">            <text:span text:style-name="T6">n-&gt;data-&gt;rq = </text:span><text:span text:style-name="T8">1</text:span><text:span text:style-name="T6">;</text:span></text:p>
      <text:p text:style-name="P2">            <text:span text:style-name="T6">add = add-&gt;next;</text:span></text:p>
      <text:p text:style-name="P2">            <text:span text:style-name="T2">if</text:span><text:span text:style-name="T6"> (add != </text:span><text:span text:style-name="T8">0</text:span><text:span text:style-name="T6">)</text:span></text:p>
      <text:p text:style-name="P2">                <text:span text:style-name="T6">max_time = add-&gt;data-&gt;at - cpu_time;</text:span></text:p>
      <text:p text:style-name="P2">            <text:span text:style-name="T2">else</text:span></text:p>
      <text:p text:style-name="P2"><text:soft-page-break/>                <text:span text:style-name="T6">max_time = LLONG_MAX;</text:span></text:p>
      <text:p text:style-name="P2">        <text:span text:style-name="T6">}</text:span></text:p>
      <text:p text:style-name="P2">        <text:span text:style-name="T6">queue_sort(rq, </text:span><text:span text:style-name="T4">"dpr"</text:span><text:span text:style-name="T6">);</text:span></text:p>
      <text:p text:style-name="P2">        <text:span text:style-name="T2">if</text:span><text:span text:style-name="T6"> (rq-&gt;start == </text:span><text:span text:style-name="T8">0</text:span><text:span text:style-name="T6"> &amp;&amp; add != </text:span><text:span text:style-name="T8">0</text:span><text:span text:style-name="T6">)</text:span></text:p>
      <text:p text:style-name="P2">        <text:span text:style-name="T6">{</text:span></text:p>
      <text:p text:style-name="P2">            <text:span text:style-name="T6">temp = add-&gt;data-&gt;at - cpu_time;</text:span></text:p>
      <text:p text:style-name="P2">            <text:span text:style-name="T6">printf(</text:span><text:span text:style-name="T4">"| idle (%.1f-%.1f)|"</text:span><text:span text:style-name="T6">, cpu_time, cpu_time + temp);</text:span></text:p>
      <text:p text:style-name="P2">            <text:span text:style-name="T6">idle_time = idle_time + temp;</text:span></text:p>
      <text:p text:style-name="P2">            <text:span text:style-name="T6">cpu_time = cpu_time + temp;</text:span></text:p>
      <text:p text:style-name="P2">            <text:span text:style-name="T6">i = i - </text:span><text:span text:style-name="T8">1</text:span><text:span text:style-name="T6">;</text:span></text:p>
      <text:p text:style-name="P2">        <text:span text:style-name="T6">}</text:span></text:p>
      <text:p text:style-name="P2">        <text:span text:style-name="T2">else</text:span></text:p>
      <text:p text:style-name="P2">        <text:span text:style-name="T6">{</text:span></text:p>
      <text:p text:style-name="P2">            <text:span text:style-name="T6">p = rq-&gt;start-&gt;data;</text:span></text:p>
      <text:p text:style-name="P2">            <text:span text:style-name="T2">if</text:span><text:span text:style-name="T6"> (p-&gt;rbt &lt; max_time)</text:span></text:p>
      <text:p text:style-name="P2">                <text:span text:style-name="T6">temp = p-&gt;rbt;</text:span></text:p>
      <text:p text:style-name="P2">            <text:span text:style-name="T2">else</text:span></text:p>
      <text:p text:style-name="P2">                <text:span text:style-name="T6">temp = max_time;</text:span></text:p>
      <text:p text:style-name="P2">            <text:span text:style-name="T2">if</text:span><text:span text:style-name="T6"> (p-&gt;bt == p-&gt;rbt)</text:span></text:p>
      <text:p text:style-name="P2">                <text:span text:style-name="T6">p-&gt;rt = cpu_time;</text:span></text:p>
      <text:p text:style-name="P2">            <text:span text:style-name="T6">p-&gt;ft = cpu_time + temp;</text:span></text:p>
      <text:p text:style-name="P2">            <text:span text:style-name="T6">p-&gt;rbt = p-&gt;rbt - temp;</text:span></text:p>
      <text:p text:style-name="P2">            <text:span text:style-name="T6">printf(</text:span><text:span text:style-name="T4">"| P%d (%.1f-%.1f)|"</text:span><text:span text:style-name="T6">, p-&gt;pid, cpu_time, p-&gt;ft);</text:span></text:p>
      <text:p text:style-name="P2">            <text:span text:style-name="T6">cpu_time = p-&gt;ft;</text:span></text:p>
      <text:p text:style-name="P2">            <text:span text:style-name="T6">queue_pop(rq);</text:span></text:p>
      <text:p text:style-name="P2">            <text:span text:style-name="T2">if</text:span><text:span text:style-name="T6"> (p-&gt;rbt != </text:span><text:span text:style-name="T8">0</text:span><text:span text:style-name="T6">)</text:span></text:p>
      <text:p text:style-name="P2">            <text:span text:style-name="T6">{</text:span></text:p>
      <text:p text:style-name="P2">                <text:span text:style-name="T6">queue_push(rq, p);</text:span></text:p>
      <text:p text:style-name="P2">                <text:span text:style-name="T6">i--;</text:span></text:p>
      <text:p text:style-name="P2">            <text:span text:style-name="T6">}</text:span></text:p>
      <text:p text:style-name="P2">        <text:span text:style-name="T6">}</text:span></text:p>
      <text:p text:style-name="P2">    <text:span text:style-name="T6">}</text:span></text:p>
      <text:p text:style-name="P2">    <text:span text:style-name="T6">calc_tat(inpq);</text:span></text:p>
      <text:p text:style-name="P2">    <text:span text:style-name="T6">calc_wt(inpq);</text:span></text:p>
      <text:p text:style-name="P2">    <text:span text:style-name="T6">queue_sort(inpq, </text:span><text:span text:style-name="T4">"at"</text:span><text:span text:style-name="T6">);</text:span></text:p>
      <text:p text:style-name="P2">    <text:span text:style-name="T6">gantt_chart(inpq);</text:span></text:p>
      <text:p text:style-name="P2">    <text:span text:style-name="T6">cal_avg_tat_wt(inpq);</text:span></text:p>
      <text:p text:style-name="P2">    <text:span text:style-name="T6">throughput = num / cpu_time;</text:span></text:p>
      <text:p text:style-name="P2">    <text:span text:style-name="T6">printf(</text:span><text:span text:style-name="T4">"throughput of the system = %.3f\n"</text:span><text:span text:style-name="T6">, throughput);</text:span></text:p>
      <text:p text:style-name="P2">    <text:span text:style-name="T6">printf(</text:span><text:span text:style-name="T4">"cpu idle time = %.3f\n"</text:span><text:span text:style-name="T6">, idle_time);</text:span></text:p>
      <text:p text:style-name="P2">    <text:span text:style-name="T6">queue_delete(inpq);</text:span></text:p>
      <text:p text:style-name="P1">}</text:p>
      <text:p text:style-name="P8"/>
      <text:p text:style-name="P3">/*</text:p>
      <text:p text:style-name="P3">* ipriority.c</text:p>
      <text:p text:style-name="P3">*</text:p>
      <text:p text:style-name="P3">* Created on: 14-Mar-2019</text:p>
      <text:p text:style-name="P3">* Author: abhimanyu</text:p>
      <text:p text:style-name="P3">*/</text:p>
      <text:p text:style-name="P1"><text:span text:style-name="T1">#include</text:span><text:span text:style-name="T3">&lt;stdio.h&gt;</text:span></text:p>
      <text:p text:style-name="P1"><text:soft-page-break/><text:span text:style-name="T1">#include</text:span><text:span text:style-name="T3">&lt;stdlib.h&gt;</text:span></text:p>
      <text:p text:style-name="P1"><text:span text:style-name="T1">#include</text:span><text:span text:style-name="T3">&lt;limits.h&gt;</text:span></text:p>
      <text:p text:style-name="P1"><text:span text:style-name="T1">#include </text:span><text:span text:style-name="T3">"queue.h"</text:span></text:p>
      <text:p text:style-name="P1"><text:span text:style-name="T1">#include </text:span><text:span text:style-name="T3">"process.h"</text:span></text:p>
      <text:p text:style-name="P1"><text:span text:style-name="T1">#include </text:span><text:span text:style-name="T3">"node.h"</text:span></text:p>
      <text:p text:style-name="P1"><text:span text:style-name="T1">void</text:span> ipriority(Queue* init)</text:p>
      <text:p text:style-name="P1">{</text:p>
      <text:p text:style-name="P2">    <text:span text:style-name="T6">Process *p;</text:span></text:p>
      <text:p text:style-name="P2">    <text:span text:style-name="T6">Node* n, *add;</text:span></text:p>
      <text:p text:style-name="P2">    <text:span text:style-name="T6">Queue *rq = queue_create(), *inpq = queue_clone(init);</text:span></text:p>
      <text:p text:style-name="P2">    <text:span text:style-name="T2">float</text:span><text:span text:style-name="T6"> cpu_time = </text:span><text:span text:style-name="T8">0</text:span><text:span text:style-name="T6">, idle_time = </text:span><text:span text:style-name="T8">0</text:span><text:span text:style-name="T6">, throughput = </text:span><text:span text:style-name="T8">0</text:span><text:span text:style-name="T6">, temp = </text:span><text:span text:style-name="T8">0</text:span><text:span text:style-name="T6">, max_time = </text:span><text:span text:style-name="T8">0</text:span><text:span text:style-name="T6">;</text:span></text:p>
      <text:p text:style-name="P2">    <text:span text:style-name="T2">int</text:span><text:span text:style-name="T6"> num = </text:span><text:span text:style-name="T8">0</text:span><text:span text:style-name="T6">, i;</text:span></text:p>
      <text:p text:style-name="P2">    <text:span text:style-name="T6">queue_sort(inpq, </text:span><text:span text:style-name="T4">"at"</text:span><text:span text:style-name="T6">);</text:span></text:p>
      <text:p text:style-name="P2">    <text:span text:style-name="T6">add = inpq-&gt;start;</text:span></text:p>
      <text:p text:style-name="P2">    <text:span text:style-name="T6">cpu_time = idle_time = inpq-&gt;start-&gt;data-&gt;at;</text:span></text:p>
      <text:p text:style-name="P2">    <text:span text:style-name="T2">for</text:span><text:span text:style-name="T6"> (n = inpq-&gt;start; n != </text:span><text:span text:style-name="T8">0</text:span><text:span text:style-name="T6">; n = n-&gt;next, num++);</text:span></text:p>
      <text:p text:style-name="P2">    <text:span text:style-name="T6">printf(</text:span><text:span text:style-name="T4">"\nincreasing priority scheduling\n"</text:span><text:span text:style-name="T6">);</text:span></text:p>
      <text:p text:style-name="P2">    <text:span text:style-name="T2">for</text:span><text:span text:style-name="T6"> (i = </text:span><text:span text:style-name="T8">0</text:span><text:span text:style-name="T6">; i &lt; num; i++)</text:span></text:p>
      <text:p text:style-name="P2">    <text:span text:style-name="T6">{</text:span></text:p>
      <text:p text:style-name="P2">        <text:span text:style-name="T2">for</text:span><text:span text:style-name="T6"> (n = add; n != </text:span><text:span text:style-name="T8">0</text:span><text:span text:style-name="T6"> &amp;&amp; n-&gt;data-&gt;at &lt;= cpu_time; n = n-&gt;next)</text:span></text:p>
      <text:p text:style-name="P2">        <text:span text:style-name="T6">{</text:span></text:p>
      <text:p text:style-name="P2">            <text:span text:style-name="T6">queue_push(rq, n-&gt;data);</text:span></text:p>
      <text:p text:style-name="P2">            <text:span text:style-name="T6">n-&gt;data-&gt;rq = </text:span><text:span text:style-name="T8">1</text:span><text:span text:style-name="T6">;</text:span></text:p>
      <text:p text:style-name="P2">            <text:span text:style-name="T6">add = add-&gt;next;</text:span></text:p>
      <text:p text:style-name="P2">            <text:span text:style-name="T2">if</text:span><text:span text:style-name="T6"> (add != </text:span><text:span text:style-name="T8">0</text:span><text:span text:style-name="T6">)</text:span></text:p>
      <text:p text:style-name="P2">                <text:span text:style-name="T6">max_time = add-&gt;data-&gt;at - cpu_time;</text:span></text:p>
      <text:p text:style-name="P2">            <text:span text:style-name="T2">else</text:span></text:p>
      <text:p text:style-name="P2">                <text:span text:style-name="T6">max_time = LLONG_MAX;</text:span></text:p>
      <text:p text:style-name="P2">        <text:span text:style-name="T6">}</text:span></text:p>
      <text:p text:style-name="P6"/>
      <text:p text:style-name="P2">        <text:span text:style-name="T6">queue_sort(rq, </text:span><text:span text:style-name="T4">"ipr"</text:span><text:span text:style-name="T6">);</text:span></text:p>
      <text:p text:style-name="P2">        <text:span text:style-name="T2">if</text:span><text:span text:style-name="T6"> (rq-&gt;start == </text:span><text:span text:style-name="T8">0</text:span><text:span text:style-name="T6"> &amp;&amp; add != </text:span><text:span text:style-name="T8">0</text:span><text:span text:style-name="T6">)</text:span></text:p>
      <text:p text:style-name="P2">        <text:span text:style-name="T6">{</text:span></text:p>
      <text:p text:style-name="P2">            <text:span text:style-name="T6">temp = add-&gt;data-&gt;at - cpu_time;</text:span></text:p>
      <text:p text:style-name="P2">            <text:span text:style-name="T6">printf(</text:span><text:span text:style-name="T4">"| idle (%.1f-%.1f)|"</text:span><text:span text:style-name="T6">, cpu_time, cpu_time + temp);</text:span></text:p>
      <text:p text:style-name="P2">            <text:span text:style-name="T6">idle_time = idle_time + temp;</text:span></text:p>
      <text:p text:style-name="P2">            <text:span text:style-name="T6">cpu_time = cpu_time + temp;</text:span></text:p>
      <text:p text:style-name="P2">            <text:span text:style-name="T6">i = i - </text:span><text:span text:style-name="T8">1</text:span><text:span text:style-name="T6">;</text:span></text:p>
      <text:p text:style-name="P2">        <text:span text:style-name="T6">}</text:span></text:p>
      <text:p text:style-name="P2">        <text:span text:style-name="T2">else</text:span></text:p>
      <text:p text:style-name="P2">        <text:span text:style-name="T6">{</text:span></text:p>
      <text:p text:style-name="P2">            <text:span text:style-name="T6">p = rq-&gt;start-&gt;data;</text:span></text:p>
      <text:p text:style-name="P2">            <text:span text:style-name="T2">if</text:span><text:span text:style-name="T6"> (p-&gt;rbt &lt; max_time)</text:span></text:p>
      <text:p text:style-name="P2">                <text:span text:style-name="T6">temp = p-&gt;rbt;</text:span></text:p>
      <text:p text:style-name="P2">            <text:span text:style-name="T2">else</text:span></text:p>
      <text:p text:style-name="P2">                <text:span text:style-name="T6">temp = max_time;</text:span></text:p>
      <text:p text:style-name="P2">            <text:span text:style-name="T2">if</text:span><text:span text:style-name="T6"> (p-&gt;bt == p-&gt;rbt)</text:span></text:p>
      <text:p text:style-name="P2">                <text:span text:style-name="T6">p-&gt;rt = cpu_time;</text:span></text:p>
      <text:p text:style-name="P2">            <text:span text:style-name="T6">p-&gt;ft = cpu_time + temp;</text:span></text:p>
      <text:p text:style-name="P2">            <text:span text:style-name="T6">p-&gt;rbt = p-&gt;rbt - temp;</text:span></text:p>
      <text:p text:style-name="P2">            <text:span text:style-name="T6">printf(</text:span><text:span text:style-name="T4">"| P%d (%.1f-%.1f)|"</text:span><text:span text:style-name="T6">, p-&gt;pid, cpu_time, p-&gt;ft);</text:span></text:p>
      <text:p text:style-name="P2"><text:soft-page-break/>            <text:span text:style-name="T6">cpu_time = p-&gt;ft;</text:span></text:p>
      <text:p text:style-name="P2">            <text:span text:style-name="T6">queue_pop(rq);</text:span></text:p>
      <text:p text:style-name="P2">            <text:span text:style-name="T2">if</text:span><text:span text:style-name="T6"> (p-&gt;rbt != </text:span><text:span text:style-name="T8">0</text:span><text:span text:style-name="T6">)</text:span></text:p>
      <text:p text:style-name="P2">            <text:span text:style-name="T6">{</text:span></text:p>
      <text:p text:style-name="P2">                <text:span text:style-name="T6">queue_push(rq, p);</text:span></text:p>
      <text:p text:style-name="P2">                <text:span text:style-name="T6">i--;</text:span></text:p>
      <text:p text:style-name="P2">            <text:span text:style-name="T6">}</text:span></text:p>
      <text:p text:style-name="P2">        <text:span text:style-name="T6">}</text:span></text:p>
      <text:p text:style-name="P2">    <text:span text:style-name="T6">}</text:span></text:p>
      <text:p text:style-name="P2">    <text:span text:style-name="T6">calc_tat(inpq);</text:span></text:p>
      <text:p text:style-name="P2">    <text:span text:style-name="T6">calc_wt(inpq);</text:span></text:p>
      <text:p text:style-name="P2">    <text:span text:style-name="T6">queue_sort(inpq, </text:span><text:span text:style-name="T4">"at"</text:span><text:span text:style-name="T6">);</text:span></text:p>
      <text:p text:style-name="P2">    <text:span text:style-name="T6">gantt_chart(inpq);</text:span></text:p>
      <text:p text:style-name="P2">    <text:span text:style-name="T6">cal_avg_tat_wt(inpq);</text:span></text:p>
      <text:p text:style-name="P2">    <text:span text:style-name="T6">throughput = num / cpu_time;</text:span></text:p>
      <text:p text:style-name="P2">    <text:span text:style-name="T6">printf(</text:span><text:span text:style-name="T4">"throughput of the system = %.3f\n"</text:span><text:span text:style-name="T6">, throughput);</text:span></text:p>
      <text:p text:style-name="P2">    <text:span text:style-name="T6">printf(</text:span><text:span text:style-name="T4">"cpu idle time = %.3f\n"</text:span><text:span text:style-name="T6">, idle_time);</text:span></text:p>
      <text:p text:style-name="P2">    <text:span text:style-name="T6">queue_delete(inpq);</text:span></text:p>
      <text:p text:style-name="P1">}</text:p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21:59:14.620845152</meta:creation-date>
    <dc:date>2019-04-09T03:58:19.446133344</dc:date>
    <meta:editing-duration>PT30M58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19" meta:paragraph-count="888" meta:word-count="2800" meta:character-count="20960" meta:non-whitespace-character-count="15763"/>
  </office:meta>
</office:document-meta>
</file>